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ucida grande" svg:font-family="'lucida grande', verdana, helvetica, arial, sans-serif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214cm" style:rel-column-width="4678*"/>
    </style:style>
    <style:style style:name="表30.B" style:family="table-column">
      <style:table-column-properties style:column-width="1.588cm" style:rel-column-width="6119*"/>
    </style:style>
    <style:style style:name="表30.C" style:family="table-column">
      <style:table-column-properties style:column-width="14.199cm"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214cm" style:rel-column-width="4678*"/>
    </style:style>
    <style:style style:name="表31.B" style:family="table-column">
      <style:table-column-properties style:column-width="1.588cm" style:rel-column-width="6119*"/>
    </style:style>
    <style:style style:name="表31.C" style:family="table-column">
      <style:table-column-properties style:column-width="14.199cm" style:rel-column-width="54738*"/>
    </style:style>
    <style:style style:name="表3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214cm" style:rel-column-width="4678*"/>
    </style:style>
    <style:style style:name="表34.B" style:family="table-column">
      <style:table-column-properties style:column-width="1.588cm" style:rel-column-width="6119*"/>
    </style:style>
    <style:style style:name="表34.C" style:family="table-column">
      <style:table-column-properties style:column-width="14.199cm" style:rel-column-width="54738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Arimo" style:font-name-asian="Arimo" style:language-asian="ja" style:country-asian="JP"/>
    </style:style>
    <style:style style:name="P17" style:family="paragraph" style:parent-style-name="Standard" style:list-style-name="L495">
      <style:text-properties style:font-name="Arial" fo:font-size="13pt" style:font-name-asian="Arimo" style:font-size-asian="13pt" style:font-size-complex="13pt"/>
    </style:style>
    <style:style style:name="P18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404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405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406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407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408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409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410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411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412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413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414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415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416" style:family="paragraph" style:parent-style-name="Table_20_Contents" style:list-style-name="L398">
      <style:text-properties style:font-name="Tahoma" fo:font-size="14pt" style:font-name-asian="Tahoma" style:font-size-asian="14pt" style:language-asian="ja" style:country-asian="JP" style:font-size-complex="14pt"/>
    </style:style>
    <style:style style:name="P417" style:family="paragraph" style:parent-style-name="Table_20_Contents" style:list-style-name="L399">
      <style:text-properties style:font-name="Tahoma" fo:font-size="14pt" style:font-name-asian="Tahoma" style:font-size-asian="14pt" style:language-asian="ja" style:country-asian="JP" style:font-size-complex="14pt"/>
    </style:style>
    <style:style style:name="P418" style:family="paragraph" style:parent-style-name="Table_20_Contents" style:list-style-name="L400">
      <style:text-properties style:font-name="Tahoma" fo:font-size="14pt" style:font-name-asian="Tahoma" style:font-size-asian="14pt" style:language-asian="ja" style:country-asian="JP" style:font-size-complex="14pt"/>
    </style:style>
    <style:style style:name="P419" style:family="paragraph" style:parent-style-name="Table_20_Contents" style:list-style-name="L401">
      <style:text-properties style:font-name="Tahoma" fo:font-size="14pt" style:font-name-asian="Tahoma" style:font-size-asian="14pt" style:language-asian="ja" style:country-asian="JP" style:font-size-complex="14pt"/>
    </style:style>
    <style:style style:name="P420" style:family="paragraph" style:parent-style-name="Table_20_Contents" style:list-style-name="L402">
      <style:text-properties style:font-name="Tahoma" fo:font-size="14pt" style:font-name-asian="Tahoma" style:font-size-asian="14pt" style:language-asian="ja" style:country-asian="JP" style:font-size-complex="14pt"/>
    </style:style>
    <style:style style:name="P421" style:family="paragraph" style:parent-style-name="Table_20_Contents" style:list-style-name="L403">
      <style:text-properties style:font-name="Tahoma" fo:font-size="14pt" style:font-name-asian="Tahoma" style:font-size-asian="14pt" style:language-asian="ja" style:country-asian="JP" style:font-size-complex="14pt"/>
    </style:style>
    <style:style style:name="P422" style:family="paragraph" style:parent-style-name="Table_20_Contents" style:list-style-name="L404">
      <style:text-properties style:font-name="Tahoma" fo:font-size="14pt" style:font-name-asian="Tahoma" style:font-size-asian="14pt" style:language-asian="ja" style:country-asian="JP" style:font-size-complex="14pt"/>
    </style:style>
    <style:style style:name="P423" style:family="paragraph" style:parent-style-name="Table_20_Contents" style:list-style-name="L405">
      <style:text-properties style:font-name="Tahoma" fo:font-size="14pt" style:font-name-asian="Tahoma" style:font-size-asian="14pt" style:language-asian="ja" style:country-asian="JP" style:font-size-complex="14pt"/>
    </style:style>
    <style:style style:name="P424" style:family="paragraph" style:parent-style-name="Table_20_Contents" style:list-style-name="L406">
      <style:text-properties style:font-name="Tahoma" fo:font-size="14pt" style:font-name-asian="Tahoma" style:font-size-asian="14pt" style:language-asian="ja" style:country-asian="JP" style:font-size-complex="14pt"/>
    </style:style>
    <style:style style:name="P425" style:family="paragraph" style:parent-style-name="Table_20_Contents" style:list-style-name="L407">
      <style:text-properties style:font-name="Tahoma" fo:font-size="14pt" style:font-name-asian="Tahoma" style:font-size-asian="14pt" style:language-asian="ja" style:country-asian="JP" style:font-size-complex="14pt"/>
    </style:style>
    <style:style style:name="P426" style:family="paragraph" style:parent-style-name="Table_20_Contents" style:list-style-name="L408">
      <style:text-properties style:font-name="Tahoma" fo:font-size="14pt" style:font-name-asian="Tahoma" style:font-size-asian="14pt" style:language-asian="ja" style:country-asian="JP" style:font-size-complex="14pt"/>
    </style:style>
    <style:style style:name="P427" style:family="paragraph" style:parent-style-name="Table_20_Contents" style:list-style-name="L409">
      <style:text-properties style:font-name="Tahoma" fo:font-size="14pt" style:font-name-asian="Tahoma" style:font-size-asian="14pt" style:language-asian="ja" style:country-asian="JP" style:font-size-complex="14pt"/>
    </style:style>
    <style:style style:name="P428" style:family="paragraph" style:parent-style-name="Table_20_Contents" style:list-style-name="L410">
      <style:text-properties style:font-name="Tahoma" fo:font-size="14pt" style:font-name-asian="Tahoma" style:font-size-asian="14pt" style:language-asian="ja" style:country-asian="JP" style:font-size-complex="14pt"/>
    </style:style>
    <style:style style:name="P429" style:family="paragraph" style:parent-style-name="Table_20_Contents" style:list-style-name="L411">
      <style:text-properties style:font-name="Tahoma" fo:font-size="14pt" style:font-name-asian="Tahoma" style:font-size-asian="14pt" style:language-asian="ja" style:country-asian="JP" style:font-size-complex="14pt"/>
    </style:style>
    <style:style style:name="P430" style:family="paragraph" style:parent-style-name="Table_20_Contents" style:list-style-name="L412">
      <style:text-properties style:font-name="Tahoma" fo:font-size="14pt" style:font-name-asian="Tahoma" style:font-size-asian="14pt" style:language-asian="ja" style:country-asian="JP" style:font-size-complex="14pt"/>
    </style:style>
    <style:style style:name="P431" style:family="paragraph" style:parent-style-name="Table_20_Contents" style:list-style-name="L413">
      <style:text-properties style:font-name="Tahoma" fo:font-size="14pt" style:font-name-asian="Tahoma" style:font-size-asian="14pt" style:language-asian="ja" style:country-asian="JP" style:font-size-complex="14pt"/>
    </style:style>
    <style:style style:name="P432" style:family="paragraph" style:parent-style-name="Table_20_Contents" style:list-style-name="L414">
      <style:text-properties style:font-name="Tahoma" fo:font-size="14pt" style:font-name-asian="Tahoma" style:font-size-asian="14pt" style:language-asian="ja" style:country-asian="JP" style:font-size-complex="14pt"/>
    </style:style>
    <style:style style:name="P433" style:family="paragraph" style:parent-style-name="Table_20_Contents" style:list-style-name="L415">
      <style:text-properties style:font-name="Tahoma" fo:font-size="14pt" style:font-name-asian="Tahoma" style:font-size-asian="14pt" style:language-asian="ja" style:country-asian="JP" style:font-size-complex="14pt"/>
    </style:style>
    <style:style style:name="P434" style:family="paragraph" style:parent-style-name="Table_20_Contents" style:list-style-name="L416">
      <style:text-properties style:font-name="Tahoma" fo:font-size="14pt" style:font-name-asian="Tahoma" style:font-size-asian="14pt" style:language-asian="ja" style:country-asian="JP" style:font-size-complex="14pt"/>
    </style:style>
    <style:style style:name="P435" style:family="paragraph" style:parent-style-name="Table_20_Contents" style:list-style-name="L417">
      <style:text-properties style:font-name="Tahoma" fo:font-size="14pt" style:font-name-asian="Tahoma" style:font-size-asian="14pt" style:language-asian="ja" style:country-asian="JP" style:font-size-complex="14pt"/>
    </style:style>
    <style:style style:name="P436" style:family="paragraph" style:parent-style-name="Table_20_Contents" style:list-style-name="L418">
      <style:text-properties style:font-name="Tahoma" fo:font-size="14pt" style:font-name-asian="Tahoma" style:font-size-asian="14pt" style:language-asian="ja" style:country-asian="JP" style:font-size-complex="14pt"/>
    </style:style>
    <style:style style:name="P437" style:family="paragraph" style:parent-style-name="Table_20_Contents" style:list-style-name="L419">
      <style:text-properties style:font-name="Tahoma" fo:font-size="14pt" style:font-name-asian="Tahoma" style:font-size-asian="14pt" style:language-asian="ja" style:country-asian="JP" style:font-size-complex="14pt"/>
    </style:style>
    <style:style style:name="P438" style:family="paragraph" style:parent-style-name="Table_20_Contents" style:list-style-name="L420">
      <style:text-properties style:font-name="Tahoma" fo:font-size="14pt" style:font-name-asian="Tahoma" style:font-size-asian="14pt" style:language-asian="ja" style:country-asian="JP" style:font-size-complex="14pt"/>
    </style:style>
    <style:style style:name="P439" style:family="paragraph" style:parent-style-name="Table_20_Contents" style:list-style-name="L421">
      <style:text-properties style:font-name="Tahoma" fo:font-size="14pt" style:font-name-asian="Tahoma" style:font-size-asian="14pt" style:language-asian="ja" style:country-asian="JP" style:font-size-complex="14pt"/>
    </style:style>
    <style:style style:name="P440" style:family="paragraph" style:parent-style-name="Table_20_Contents" style:list-style-name="L422">
      <style:text-properties style:font-name="Tahoma" fo:font-size="14pt" style:font-name-asian="Tahoma" style:font-size-asian="14pt" style:language-asian="ja" style:country-asian="JP" style:font-size-complex="14pt"/>
    </style:style>
    <style:style style:name="P441" style:family="paragraph" style:parent-style-name="Table_20_Contents" style:list-style-name="L423">
      <style:text-properties style:font-name="Tahoma" fo:font-size="14pt" style:font-name-asian="Tahoma" style:font-size-asian="14pt" style:language-asian="ja" style:country-asian="JP" style:font-size-complex="14pt"/>
    </style:style>
    <style:style style:name="P442" style:family="paragraph" style:parent-style-name="Table_20_Contents" style:list-style-name="L424">
      <style:text-properties style:font-name="Tahoma" fo:font-size="14pt" style:font-name-asian="Tahoma" style:font-size-asian="14pt" style:language-asian="ja" style:country-asian="JP" style:font-size-complex="14pt"/>
    </style:style>
    <style:style style:name="P443" style:family="paragraph" style:parent-style-name="Table_20_Contents" style:list-style-name="L425">
      <style:text-properties style:font-name="Tahoma" fo:font-size="14pt" style:font-name-asian="Tahoma" style:font-size-asian="14pt" style:language-asian="ja" style:country-asian="JP" style:font-size-complex="14pt"/>
    </style:style>
    <style:style style:name="P444" style:family="paragraph" style:parent-style-name="Table_20_Contents" style:list-style-name="L426">
      <style:text-properties style:font-name="Tahoma" fo:font-size="14pt" style:font-name-asian="Tahoma" style:font-size-asian="14pt" style:language-asian="ja" style:country-asian="JP" style:font-size-complex="14pt"/>
    </style:style>
    <style:style style:name="P445" style:family="paragraph" style:parent-style-name="Table_20_Contents" style:list-style-name="L427">
      <style:text-properties style:font-name="Tahoma" fo:font-size="14pt" style:font-name-asian="Tahoma" style:font-size-asian="14pt" style:language-asian="ja" style:country-asian="JP" style:font-size-complex="14pt"/>
    </style:style>
    <style:style style:name="P446" style:family="paragraph" style:parent-style-name="Table_20_Contents" style:list-style-name="L428">
      <style:text-properties style:font-name="Tahoma" fo:font-size="14pt" style:font-name-asian="Tahoma" style:font-size-asian="14pt" style:language-asian="ja" style:country-asian="JP" style:font-size-complex="14pt"/>
    </style:style>
    <style:style style:name="P447" style:family="paragraph" style:parent-style-name="Table_20_Contents" style:list-style-name="L429">
      <style:text-properties style:font-name="Tahoma" fo:font-size="14pt" style:font-name-asian="Tahoma" style:font-size-asian="14pt" style:language-asian="ja" style:country-asian="JP" style:font-size-complex="14pt"/>
    </style:style>
    <style:style style:name="P448" style:family="paragraph" style:parent-style-name="Table_20_Contents" style:list-style-name="L430">
      <style:text-properties style:font-name="Tahoma" fo:font-size="14pt" style:font-name-asian="Tahoma" style:font-size-asian="14pt" style:language-asian="ja" style:country-asian="JP" style:font-size-complex="14pt"/>
    </style:style>
    <style:style style:name="P449" style:family="paragraph" style:parent-style-name="Table_20_Contents" style:list-style-name="L431">
      <style:text-properties style:font-name="Tahoma" fo:font-size="14pt" style:font-name-asian="Tahoma" style:font-size-asian="14pt" style:language-asian="ja" style:country-asian="JP" style:font-size-complex="14pt"/>
    </style:style>
    <style:style style:name="P450" style:family="paragraph" style:parent-style-name="Table_20_Contents" style:list-style-name="L432">
      <style:text-properties style:font-name="Tahoma" fo:font-size="14pt" style:font-name-asian="Tahoma" style:font-size-asian="14pt" style:language-asian="ja" style:country-asian="JP" style:font-size-complex="14pt"/>
    </style:style>
    <style:style style:name="P451" style:family="paragraph" style:parent-style-name="Table_20_Contents" style:list-style-name="L433">
      <style:text-properties style:font-name="Tahoma" fo:font-size="14pt" style:font-name-asian="Tahoma" style:font-size-asian="14pt" style:language-asian="ja" style:country-asian="JP" style:font-size-complex="14pt"/>
    </style:style>
    <style:style style:name="P452" style:family="paragraph" style:parent-style-name="Table_20_Contents" style:list-style-name="L434">
      <style:text-properties style:font-name="Tahoma" fo:font-size="14pt" style:font-name-asian="Tahoma" style:font-size-asian="14pt" style:language-asian="ja" style:country-asian="JP" style:font-size-complex="14pt"/>
    </style:style>
    <style:style style:name="P453" style:family="paragraph" style:parent-style-name="Table_20_Contents" style:list-style-name="L435">
      <style:text-properties style:font-name="Tahoma" fo:font-size="14pt" style:font-name-asian="Tahoma" style:font-size-asian="14pt" style:language-asian="ja" style:country-asian="JP" style:font-size-complex="14pt"/>
    </style:style>
    <style:style style:name="P454" style:family="paragraph" style:parent-style-name="Table_20_Contents" style:list-style-name="L436">
      <style:text-properties style:font-name="Tahoma" fo:font-size="14pt" style:font-name-asian="Tahoma" style:font-size-asian="14pt" style:language-asian="ja" style:country-asian="JP" style:font-size-complex="14pt"/>
    </style:style>
    <style:style style:name="P455" style:family="paragraph" style:parent-style-name="Table_20_Contents" style:list-style-name="L437">
      <style:text-properties style:font-name="Tahoma" fo:font-size="14pt" style:font-name-asian="Tahoma" style:font-size-asian="14pt" style:language-asian="ja" style:country-asian="JP" style:font-size-complex="14pt"/>
    </style:style>
    <style:style style:name="P456" style:family="paragraph" style:parent-style-name="Table_20_Contents" style:list-style-name="L438">
      <style:text-properties style:font-name="Tahoma" fo:font-size="14pt" style:font-name-asian="Tahoma" style:font-size-asian="14pt" style:language-asian="ja" style:country-asian="JP" style:font-size-complex="14pt"/>
    </style:style>
    <style:style style:name="P457" style:family="paragraph" style:parent-style-name="Table_20_Contents" style:list-style-name="L439">
      <style:text-properties style:font-name="Tahoma" fo:font-size="14pt" style:font-name-asian="Tahoma" style:font-size-asian="14pt" style:language-asian="ja" style:country-asian="JP" style:font-size-complex="14pt"/>
    </style:style>
    <style:style style:name="P458" style:family="paragraph" style:parent-style-name="Table_20_Contents" style:list-style-name="L440">
      <style:text-properties style:font-name="Tahoma" fo:font-size="14pt" style:font-name-asian="Tahoma" style:font-size-asian="14pt" style:language-asian="ja" style:country-asian="JP" style:font-size-complex="14pt"/>
    </style:style>
    <style:style style:name="P459" style:family="paragraph" style:parent-style-name="Table_20_Contents" style:list-style-name="L441">
      <style:text-properties style:font-name="Tahoma" fo:font-size="14pt" style:font-name-asian="Tahoma" style:font-size-asian="14pt" style:language-asian="ja" style:country-asian="JP" style:font-size-complex="14pt"/>
    </style:style>
    <style:style style:name="P460" style:family="paragraph" style:parent-style-name="Table_20_Contents" style:list-style-name="L442">
      <style:text-properties style:font-name="Tahoma" fo:font-size="14pt" style:font-name-asian="Tahoma" style:font-size-asian="14pt" style:language-asian="ja" style:country-asian="JP" style:font-size-complex="14pt"/>
    </style:style>
    <style:style style:name="P461" style:family="paragraph" style:parent-style-name="Table_20_Contents" style:list-style-name="L443">
      <style:text-properties style:font-name="Tahoma" fo:font-size="14pt" style:font-name-asian="Tahoma" style:font-size-asian="14pt" style:language-asian="ja" style:country-asian="JP" style:font-size-complex="14pt"/>
    </style:style>
    <style:style style:name="P462" style:family="paragraph" style:parent-style-name="Table_20_Contents" style:list-style-name="L444">
      <style:text-properties style:font-name="Tahoma" fo:font-size="14pt" style:font-name-asian="Tahoma" style:font-size-asian="14pt" style:language-asian="ja" style:country-asian="JP" style:font-size-complex="14pt"/>
    </style:style>
    <style:style style:name="P463" style:family="paragraph" style:parent-style-name="Table_20_Contents" style:list-style-name="L445">
      <style:text-properties style:font-name="Tahoma" fo:font-size="14pt" style:font-name-asian="Tahoma" style:font-size-asian="14pt" style:language-asian="ja" style:country-asian="JP" style:font-size-complex="14pt"/>
    </style:style>
    <style:style style:name="P464" style:family="paragraph" style:parent-style-name="Table_20_Contents" style:list-style-name="L446">
      <style:text-properties style:font-name="Tahoma" fo:font-size="14pt" style:font-name-asian="Tahoma" style:font-size-asian="14pt" style:language-asian="ja" style:country-asian="JP" style:font-size-complex="14pt"/>
    </style:style>
    <style:style style:name="P465" style:family="paragraph" style:parent-style-name="Table_20_Contents" style:list-style-name="L447">
      <style:text-properties style:font-name="Tahoma" fo:font-size="14pt" style:font-name-asian="Tahoma" style:font-size-asian="14pt" style:language-asian="ja" style:country-asian="JP" style:font-size-complex="14pt"/>
    </style:style>
    <style:style style:name="P466" style:family="paragraph" style:parent-style-name="Table_20_Contents" style:list-style-name="L448">
      <style:text-properties style:font-name="Tahoma" fo:font-size="14pt" style:font-name-asian="Tahoma" style:font-size-asian="14pt" style:language-asian="ja" style:country-asian="JP" style:font-size-complex="14pt"/>
    </style:style>
    <style:style style:name="P467" style:family="paragraph" style:parent-style-name="Table_20_Contents" style:list-style-name="L449">
      <style:text-properties style:font-name="Tahoma" fo:font-size="14pt" style:font-name-asian="Tahoma" style:font-size-asian="14pt" style:language-asian="ja" style:country-asian="JP" style:font-size-complex="14pt"/>
    </style:style>
    <style:style style:name="P468" style:family="paragraph" style:parent-style-name="Table_20_Contents" style:list-style-name="L450">
      <style:text-properties style:font-name="Tahoma" fo:font-size="14pt" style:font-name-asian="Tahoma" style:font-size-asian="14pt" style:language-asian="ja" style:country-asian="JP" style:font-size-complex="14pt"/>
    </style:style>
    <style:style style:name="P469" style:family="paragraph" style:parent-style-name="Table_20_Contents" style:list-style-name="L451">
      <style:text-properties style:font-name="Tahoma" fo:font-size="14pt" style:font-name-asian="Tahoma" style:font-size-asian="14pt" style:language-asian="ja" style:country-asian="JP" style:font-size-complex="14pt"/>
    </style:style>
    <style:style style:name="P470" style:family="paragraph" style:parent-style-name="Table_20_Contents" style:list-style-name="L452">
      <style:text-properties style:font-name="Tahoma" fo:font-size="14pt" style:font-name-asian="Tahoma" style:font-size-asian="14pt" style:language-asian="ja" style:country-asian="JP" style:font-size-complex="14pt"/>
    </style:style>
    <style:style style:name="P471" style:family="paragraph" style:parent-style-name="Table_20_Contents" style:list-style-name="L453">
      <style:text-properties style:font-name="Tahoma" fo:font-size="14pt" style:font-name-asian="Tahoma" style:font-size-asian="14pt" style:language-asian="ja" style:country-asian="JP" style:font-size-complex="14pt"/>
    </style:style>
    <style:style style:name="P472" style:family="paragraph" style:parent-style-name="Table_20_Contents" style:list-style-name="L454">
      <style:text-properties style:font-name="Tahoma" fo:font-size="14pt" style:font-name-asian="Tahoma" style:font-size-asian="14pt" style:language-asian="ja" style:country-asian="JP" style:font-size-complex="14pt"/>
    </style:style>
    <style:style style:name="P473" style:family="paragraph" style:parent-style-name="Table_20_Contents" style:list-style-name="L455">
      <style:text-properties style:font-name="Tahoma" fo:font-size="14pt" style:font-name-asian="Tahoma" style:font-size-asian="14pt" style:language-asian="ja" style:country-asian="JP" style:font-size-complex="14pt"/>
    </style:style>
    <style:style style:name="P474" style:family="paragraph" style:parent-style-name="Table_20_Contents" style:list-style-name="L456">
      <style:text-properties style:font-name="Tahoma" fo:font-size="14pt" style:font-name-asian="Tahoma" style:font-size-asian="14pt" style:language-asian="ja" style:country-asian="JP" style:font-size-complex="14pt"/>
    </style:style>
    <style:style style:name="P475" style:family="paragraph" style:parent-style-name="Table_20_Contents" style:list-style-name="L457">
      <style:text-properties style:font-name="Tahoma" fo:font-size="14pt" style:font-name-asian="Tahoma" style:font-size-asian="14pt" style:language-asian="ja" style:country-asian="JP" style:font-size-complex="14pt"/>
    </style:style>
    <style:style style:name="P476" style:family="paragraph" style:parent-style-name="Table_20_Contents" style:list-style-name="L458">
      <style:text-properties style:font-name="Tahoma" fo:font-size="14pt" style:font-name-asian="Tahoma" style:font-size-asian="14pt" style:language-asian="ja" style:country-asian="JP" style:font-size-complex="14pt"/>
    </style:style>
    <style:style style:name="P477" style:family="paragraph" style:parent-style-name="Table_20_Contents" style:list-style-name="L459">
      <style:text-properties style:font-name="Tahoma" fo:font-size="14pt" style:font-name-asian="Tahoma" style:font-size-asian="14pt" style:language-asian="ja" style:country-asian="JP" style:font-size-complex="14pt"/>
    </style:style>
    <style:style style:name="P478" style:family="paragraph" style:parent-style-name="Table_20_Contents" style:list-style-name="L460">
      <style:text-properties style:font-name="Tahoma" fo:font-size="14pt" style:font-name-asian="Tahoma" style:font-size-asian="14pt" style:language-asian="ja" style:country-asian="JP" style:font-size-complex="14pt"/>
    </style:style>
    <style:style style:name="P479" style:family="paragraph" style:parent-style-name="Table_20_Contents" style:list-style-name="L461">
      <style:text-properties style:font-name="Tahoma" fo:font-size="14pt" style:font-name-asian="Tahoma" style:font-size-asian="14pt" style:language-asian="ja" style:country-asian="JP" style:font-size-complex="14pt"/>
    </style:style>
    <style:style style:name="P480" style:family="paragraph" style:parent-style-name="Table_20_Contents" style:list-style-name="L462">
      <style:text-properties style:font-name="Tahoma" fo:font-size="14pt" style:font-name-asian="Tahoma" style:font-size-asian="14pt" style:language-asian="ja" style:country-asian="JP" style:font-size-complex="14pt"/>
    </style:style>
    <style:style style:name="P481" style:family="paragraph" style:parent-style-name="Table_20_Contents" style:list-style-name="L463">
      <style:text-properties style:font-name="Tahoma" fo:font-size="14pt" style:font-name-asian="Tahoma" style:font-size-asian="14pt" style:language-asian="ja" style:country-asian="JP" style:font-size-complex="14pt"/>
    </style:style>
    <style:style style:name="P482" style:family="paragraph" style:parent-style-name="Table_20_Contents" style:list-style-name="L464">
      <style:text-properties style:font-name="Tahoma" fo:font-size="14pt" style:font-name-asian="Tahoma" style:font-size-asian="14pt" style:language-asian="ja" style:country-asian="JP" style:font-size-complex="14pt"/>
    </style:style>
    <style:style style:name="P483" style:family="paragraph" style:parent-style-name="Table_20_Contents" style:list-style-name="L465">
      <style:text-properties style:font-name="Tahoma" fo:font-size="14pt" style:font-name-asian="Tahoma" style:font-size-asian="14pt" style:language-asian="ja" style:country-asian="JP" style:font-size-complex="14pt"/>
    </style:style>
    <style:style style:name="P484" style:family="paragraph" style:parent-style-name="Table_20_Contents" style:list-style-name="L466">
      <style:text-properties style:font-name="Tahoma" fo:font-size="14pt" style:font-name-asian="Tahoma" style:font-size-asian="14pt" style:language-asian="ja" style:country-asian="JP" style:font-size-complex="14pt"/>
    </style:style>
    <style:style style:name="P485" style:family="paragraph" style:parent-style-name="Table_20_Contents" style:list-style-name="L467">
      <style:text-properties style:font-name="Tahoma" fo:font-size="14pt" style:font-name-asian="Tahoma" style:font-size-asian="14pt" style:language-asian="ja" style:country-asian="JP" style:font-size-complex="14pt"/>
    </style:style>
    <style:style style:name="P486" style:family="paragraph" style:parent-style-name="Table_20_Contents" style:list-style-name="L468">
      <style:text-properties style:font-name="Tahoma" fo:font-size="14pt" style:font-name-asian="Tahoma" style:font-size-asian="14pt" style:language-asian="ja" style:country-asian="JP" style:font-size-complex="14pt"/>
    </style:style>
    <style:style style:name="P487" style:family="paragraph" style:parent-style-name="Table_20_Contents" style:list-style-name="L469">
      <style:text-properties style:font-name="Tahoma" fo:font-size="14pt" style:font-name-asian="Tahoma" style:font-size-asian="14pt" style:language-asian="ja" style:country-asian="JP" style:font-size-complex="14pt"/>
    </style:style>
    <style:style style:name="P488" style:family="paragraph" style:parent-style-name="Table_20_Contents" style:list-style-name="L470">
      <style:text-properties style:font-name="Tahoma" fo:font-size="14pt" style:font-name-asian="Tahoma" style:font-size-asian="14pt" style:language-asian="ja" style:country-asian="JP" style:font-size-complex="14pt"/>
    </style:style>
    <style:style style:name="P489" style:family="paragraph" style:parent-style-name="Table_20_Contents" style:list-style-name="L471">
      <style:text-properties style:font-name="Tahoma" fo:font-size="14pt" style:font-name-asian="Tahoma" style:font-size-asian="14pt" style:language-asian="ja" style:country-asian="JP" style:font-size-complex="14pt"/>
    </style:style>
    <style:style style:name="P490" style:family="paragraph" style:parent-style-name="Table_20_Contents" style:list-style-name="L472">
      <style:text-properties style:font-name="Tahoma" fo:font-size="14pt" style:font-name-asian="Tahoma" style:font-size-asian="14pt" style:language-asian="ja" style:country-asian="JP" style:font-size-complex="14pt"/>
    </style:style>
    <style:style style:name="P491" style:family="paragraph" style:parent-style-name="Table_20_Contents" style:list-style-name="L473">
      <style:text-properties style:font-name="Tahoma" fo:font-size="14pt" style:font-name-asian="Tahoma" style:font-size-asian="14pt" style:language-asian="ja" style:country-asian="JP" style:font-size-complex="14pt"/>
    </style:style>
    <style:style style:name="P492" style:family="paragraph" style:parent-style-name="Table_20_Contents" style:list-style-name="L474">
      <style:text-properties style:font-name="Tahoma" fo:font-size="14pt" style:font-name-asian="Tahoma" style:font-size-asian="14pt" style:language-asian="ja" style:country-asian="JP" style:font-size-complex="14pt"/>
    </style:style>
    <style:style style:name="P493" style:family="paragraph" style:parent-style-name="Table_20_Contents" style:list-style-name="L475">
      <style:text-properties style:font-name="Tahoma" fo:font-size="14pt" style:font-name-asian="Tahoma" style:font-size-asian="14pt" style:language-asian="ja" style:country-asian="JP" style:font-size-complex="14pt"/>
    </style:style>
    <style:style style:name="P494" style:family="paragraph" style:parent-style-name="Table_20_Contents" style:list-style-name="L476">
      <style:text-properties style:font-name="Tahoma" fo:font-size="14pt" style:font-name-asian="Tahoma" style:font-size-asian="14pt" style:language-asian="ja" style:country-asian="JP" style:font-size-complex="14pt"/>
    </style:style>
    <style:style style:name="P495" style:family="paragraph" style:parent-style-name="Table_20_Contents" style:list-style-name="L477">
      <style:text-properties style:font-name="Tahoma" fo:font-size="14pt" style:font-name-asian="Tahoma" style:font-size-asian="14pt" style:language-asian="ja" style:country-asian="JP" style:font-size-complex="14pt"/>
    </style:style>
    <style:style style:name="P496" style:family="paragraph" style:parent-style-name="Table_20_Contents" style:list-style-name="L478">
      <style:text-properties style:font-name="Tahoma" fo:font-size="14pt" style:font-name-asian="Tahoma" style:font-size-asian="14pt" style:language-asian="ja" style:country-asian="JP" style:font-size-complex="14pt"/>
    </style:style>
    <style:style style:name="P497" style:family="paragraph" style:parent-style-name="Table_20_Contents" style:list-style-name="L479">
      <style:text-properties style:font-name="Tahoma" fo:font-size="14pt" style:font-name-asian="Tahoma" style:font-size-asian="14pt" style:language-asian="ja" style:country-asian="JP" style:font-size-complex="14pt"/>
    </style:style>
    <style:style style:name="P498" style:family="paragraph" style:parent-style-name="Table_20_Contents" style:list-style-name="L480">
      <style:text-properties style:font-name="Tahoma" fo:font-size="14pt" style:font-name-asian="Tahoma" style:font-size-asian="14pt" style:language-asian="ja" style:country-asian="JP" style:font-size-complex="14pt"/>
    </style:style>
    <style:style style:name="P499" style:family="paragraph" style:parent-style-name="Table_20_Contents" style:list-style-name="L481">
      <style:text-properties style:font-name="Tahoma" fo:font-size="14pt" style:font-name-asian="Tahoma" style:font-size-asian="14pt" style:language-asian="ja" style:country-asian="JP" style:font-size-complex="14pt"/>
    </style:style>
    <style:style style:name="P500" style:family="paragraph" style:parent-style-name="Table_20_Contents" style:list-style-name="L482">
      <style:text-properties style:font-name="Tahoma" fo:font-size="14pt" style:font-name-asian="Tahoma" style:font-size-asian="14pt" style:language-asian="ja" style:country-asian="JP" style:font-size-complex="14pt"/>
    </style:style>
    <style:style style:name="P501" style:family="paragraph" style:parent-style-name="Table_20_Contents" style:list-style-name="L483">
      <style:text-properties style:font-name="Tahoma" fo:font-size="14pt" style:font-name-asian="Tahoma" style:font-size-asian="14pt" style:language-asian="ja" style:country-asian="JP" style:font-size-complex="14pt"/>
    </style:style>
    <style:style style:name="P502" style:family="paragraph" style:parent-style-name="Table_20_Contents" style:list-style-name="L484">
      <style:text-properties style:font-name="Tahoma" fo:font-size="14pt" style:font-name-asian="Tahoma" style:font-size-asian="14pt" style:language-asian="ja" style:country-asian="JP" style:font-size-complex="14pt"/>
    </style:style>
    <style:style style:name="P503" style:family="paragraph" style:parent-style-name="Table_20_Contents" style:list-style-name="L485">
      <style:text-properties style:font-name="Tahoma" fo:font-size="14pt" style:font-name-asian="Tahoma" style:font-size-asian="14pt" style:language-asian="ja" style:country-asian="JP" style:font-size-complex="14pt"/>
    </style:style>
    <style:style style:name="P504" style:family="paragraph" style:parent-style-name="Table_20_Contents" style:list-style-name="L486">
      <style:text-properties style:font-name="Tahoma" fo:font-size="14pt" style:font-name-asian="Tahoma" style:font-size-asian="14pt" style:language-asian="ja" style:country-asian="JP" style:font-size-complex="14pt"/>
    </style:style>
    <style:style style:name="P505" style:family="paragraph" style:parent-style-name="Table_20_Contents" style:list-style-name="L487">
      <style:text-properties style:font-name="Tahoma" fo:font-size="14pt" style:font-name-asian="Tahoma" style:font-size-asian="14pt" style:language-asian="ja" style:country-asian="JP" style:font-size-complex="14pt"/>
    </style:style>
    <style:style style:name="P506" style:family="paragraph" style:parent-style-name="Table_20_Contents" style:list-style-name="L488">
      <style:text-properties style:font-name="Tahoma" fo:font-size="14pt" style:font-name-asian="Tahoma" style:font-size-asian="14pt" style:language-asian="ja" style:country-asian="JP" style:font-size-complex="14pt"/>
    </style:style>
    <style:style style:name="P507" style:family="paragraph" style:parent-style-name="Table_20_Contents" style:list-style-name="L489">
      <style:text-properties style:font-name="Tahoma" fo:font-size="14pt" style:font-name-asian="Tahoma" style:font-size-asian="14pt" style:language-asian="ja" style:country-asian="JP" style:font-size-complex="14pt"/>
    </style:style>
    <style:style style:name="P508" style:family="paragraph" style:parent-style-name="Table_20_Contents" style:list-style-name="L490">
      <style:text-properties style:font-name="Tahoma" fo:font-size="14pt" style:font-name-asian="Tahoma" style:font-size-asian="14pt" style:language-asian="ja" style:country-asian="JP" style:font-size-complex="14pt"/>
    </style:style>
    <style:style style:name="P509" style:family="paragraph" style:parent-style-name="Table_20_Contents" style:list-style-name="L491">
      <style:text-properties style:font-name="Tahoma" fo:font-size="14pt" style:font-name-asian="Tahoma" style:font-size-asian="14pt" style:language-asian="ja" style:country-asian="JP" style:font-size-complex="14pt"/>
    </style:style>
    <style:style style:name="P510" style:family="paragraph" style:parent-style-name="Table_20_Contents" style:list-style-name="L492">
      <style:text-properties style:font-name="Tahoma" fo:font-size="14pt" style:font-name-asian="Tahoma" style:font-size-asian="14pt" style:language-asian="ja" style:country-asian="JP" style:font-size-complex="14pt"/>
    </style:style>
    <style:style style:name="P511" style:family="paragraph" style:parent-style-name="Table_20_Contents" style:list-style-name="L493">
      <style:text-properties style:font-name="Tahoma" fo:font-size="14pt" style:font-name-asian="Tahoma" style:font-size-asian="14pt" style:language-asian="ja" style:country-asian="JP" style:font-size-complex="14pt"/>
    </style:style>
    <style:style style:name="P512" style:family="paragraph" style:parent-style-name="Table_20_Contents" style:list-style-name="L496">
      <style:text-properties style:font-name="Tahoma" fo:font-size="14pt" style:font-name-asian="Tahoma" style:font-size-asian="14pt" style:language-asian="ja" style:country-asian="JP" style:font-size-complex="14pt"/>
    </style:style>
    <style:style style:name="P513" style:family="paragraph" style:parent-style-name="Table_20_Contents" style:list-style-name="L497">
      <style:text-properties style:font-name="Tahoma" fo:font-size="14pt" style:font-name-asian="Tahoma" style:font-size-asian="14pt" style:language-asian="ja" style:country-asian="JP" style:font-size-complex="14pt"/>
    </style:style>
    <style:style style:name="P514" style:family="paragraph" style:parent-style-name="Table_20_Contents" style:list-style-name="L498">
      <style:text-properties style:font-name="Tahoma" fo:font-size="14pt" style:font-name-asian="Tahoma" style:font-size-asian="14pt" style:language-asian="ja" style:country-asian="JP" style:font-size-complex="14pt"/>
    </style:style>
    <style:style style:name="P515" style:family="paragraph" style:parent-style-name="Table_20_Contents" style:list-style-name="L499">
      <style:text-properties style:font-name="Tahoma" fo:font-size="14pt" style:font-name-asian="Tahoma" style:font-size-asian="14pt" style:language-asian="ja" style:country-asian="JP" style:font-size-complex="14pt"/>
    </style:style>
    <style:style style:name="P516" style:family="paragraph" style:parent-style-name="Table_20_Contents" style:list-style-name="L500">
      <style:text-properties style:font-name="Tahoma" fo:font-size="14pt" style:font-name-asian="Tahoma" style:font-size-asian="14pt" style:language-asian="ja" style:country-asian="JP" style:font-size-complex="14pt"/>
    </style:style>
    <style:style style:name="P517" style:family="paragraph" style:parent-style-name="Table_20_Contents" style:list-style-name="L501">
      <style:text-properties style:font-name="Tahoma" fo:font-size="14pt" style:font-name-asian="Tahoma" style:font-size-asian="14pt" style:language-asian="ja" style:country-asian="JP" style:font-size-complex="14pt"/>
    </style:style>
    <style:style style:name="P518" style:family="paragraph" style:parent-style-name="Table_20_Contents" style:list-style-name="L502">
      <style:text-properties style:font-name="Tahoma" fo:font-size="14pt" style:font-name-asian="Tahoma" style:font-size-asian="14pt" style:language-asian="ja" style:country-asian="JP" style:font-size-complex="14pt"/>
    </style:style>
    <style:style style:name="P519" style:family="paragraph" style:parent-style-name="Table_20_Contents" style:list-style-name="L503">
      <style:text-properties style:font-name="Tahoma" fo:font-size="14pt" style:font-name-asian="Tahoma" style:font-size-asian="14pt" style:language-asian="ja" style:country-asian="JP" style:font-size-complex="14pt"/>
    </style:style>
    <style:style style:name="P520" style:family="paragraph" style:parent-style-name="Table_20_Contents" style:list-style-name="L504">
      <style:text-properties style:font-name="Tahoma" fo:font-size="14pt" style:font-name-asian="Tahoma" style:font-size-asian="14pt" style:language-asian="ja" style:country-asian="JP" style:font-size-complex="14pt"/>
    </style:style>
    <style:style style:name="P521" style:family="paragraph" style:parent-style-name="Table_20_Contents" style:list-style-name="L505">
      <style:text-properties style:font-name="Tahoma" fo:font-size="14pt" style:font-name-asian="Tahoma" style:font-size-asian="14pt" style:language-asian="ja" style:country-asian="JP" style:font-size-complex="14pt"/>
    </style:style>
    <style:style style:name="P522" style:family="paragraph" style:parent-style-name="Table_20_Contents" style:list-style-name="L506">
      <style:text-properties style:font-name="Tahoma" fo:font-size="14pt" style:font-name-asian="Tahoma" style:font-size-asian="14pt" style:language-asian="ja" style:country-asian="JP" style:font-size-complex="14pt"/>
    </style:style>
    <style:style style:name="P523" style:family="paragraph" style:parent-style-name="Table_20_Contents" style:list-style-name="L507">
      <style:text-properties style:font-name="Tahoma" fo:font-size="14pt" style:font-name-asian="Tahoma" style:font-size-asian="14pt" style:language-asian="ja" style:country-asian="JP" style:font-size-complex="14pt"/>
    </style:style>
    <style:style style:name="P524" style:family="paragraph" style:parent-style-name="Table_20_Contents" style:list-style-name="L508">
      <style:text-properties style:font-name="Tahoma" fo:font-size="14pt" style:font-name-asian="Tahoma" style:font-size-asian="14pt" style:language-asian="ja" style:country-asian="JP" style:font-size-complex="14pt"/>
    </style:style>
    <style:style style:name="P525" style:family="paragraph" style:parent-style-name="Table_20_Contents" style:list-style-name="L509">
      <style:text-properties style:font-name="Tahoma" fo:font-size="14pt" style:font-name-asian="Tahoma" style:font-size-asian="14pt" style:language-asian="ja" style:country-asian="JP" style:font-size-complex="14pt"/>
    </style:style>
    <style:style style:name="P526" style:family="paragraph" style:parent-style-name="Table_20_Contents" style:list-style-name="L510">
      <style:text-properties style:font-name="Tahoma" fo:font-size="14pt" style:font-name-asian="Tahoma" style:font-size-asian="14pt" style:language-asian="ja" style:country-asian="JP" style:font-size-complex="14pt"/>
    </style:style>
    <style:style style:name="P527" style:family="paragraph" style:parent-style-name="Table_20_Contents" style:list-style-name="L511">
      <style:text-properties style:font-name="Tahoma" fo:font-size="14pt" style:font-name-asian="Tahoma" style:font-size-asian="14pt" style:language-asian="ja" style:country-asian="JP" style:font-size-complex="14pt"/>
    </style:style>
    <style:style style:name="P528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529" style:family="paragraph" style:parent-style-name="Table_20_Contents">
      <style:text-properties style:font-name="ＭＳ Ｐゴシック" style:font-name-asian="ＭＳ Ｐゴシック"/>
    </style:style>
    <style:style style:name="P53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531" style:family="paragraph" style:parent-style-name="Text_20_body" style:list-style-name="L495">
      <style:text-properties style:font-name="Arial" fo:font-size="13pt" style:font-name-asian="Arimo" style:font-size-asian="13pt" style:font-size-complex="13pt"/>
    </style:style>
    <style:style style:name="P532" style:family="paragraph" style:parent-style-name="Text_20_body">
      <style:text-properties style:font-name="ＭＳ Ｐゴシック" style:font-name-asian="ＭＳ Ｐゴシック"/>
    </style:style>
    <style:style style:name="P533" style:family="paragraph" style:parent-style-name="Text_20_body" style:list-style-name="L494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5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5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5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fo:font-size="14pt" fo:font-style="normal" fo:font-weight="normal" style:language-asian="ja" style:country-asian="JP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1484164968389629485" text:style-name="L1">
              <text:list-item>
                <text:p text:style-name="P19">開始 <text:s/>：　１０：１０무렵</text:p>
              </text:list-item>
              <text:list-item>
                <text:p text:style-name="P19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4709445158772136782" text:style-name="L2">
              <text:list-item>
                <text:p text:style-name="P20">足立工業。세 사람. </text:p>
              </text:list-item>
              <text:list-item>
                <text:p text:style-name="P20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0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0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1533693427542982458" text:style-name="L3">
              <text:list-item>
                <text:p text:style-name="P21">바이브는 세 사람으로 했었다. 제일 마지막, 슬라브를 칠 때가 되어, 두 사람으로 했다.</text:p>
              </text:list-item>
              <text:list-item>
                <text:p text:style-name="P21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4994406641259337287" text:style-name="L4">
              <text:list-item>
                <text:p text:style-name="P22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4492127016652540648" text:style-name="L5">
              <text:list-item>
                <text:p text:style-name="P23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3657099263985068040" text:style-name="L6">
              <text:list-item>
                <text:p text:style-name="P24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5014663191264235289" text:style-name="L7">
              <text:list-item>
                <text:p text:style-name="P25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6463158734422443115" text:style-name="L8">
              <text:list-item>
                <text:p text:style-name="P26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7404111427710288965" text:style-name="L9">
              <text:list-item>
                <text:p text:style-name="P27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6387664885718677122" text:style-name="L10">
              <text:list-item>
                <text:p text:style-name="P28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7930738996395047752" text:style-name="L11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6725541883811758888" text:style-name="L12">
              <text:list-item>
                <text:p text:style-name="P3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1957059440228339010" text:style-name="L13">
              <text:list-item>
                <text:p text:style-name="P31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4606092335493066974" text:style-name="L14">
              <text:list-item>
                <text:p text:style-name="P32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8989928837623076968" text:style-name="L15">
              <text:list-item>
                <text:p text:style-name="P33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8155501670422977648" text:style-name="L16">
              <text:list-item>
                <text:p text:style-name="P34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4417008061485026949" text:style-name="L17">
              <text:list-item>
                <text:p text:style-name="P35">開始　：　９時すぎか。</text:p>
              </text:list-item>
              <text:list-item>
                <text:p text:style-name="P35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7946879710301950094" text:style-name="L18">
              <text:list-item>
                <text:p text:style-name="P36">那須産業。두 사람.</text:p>
              </text:list-item>
              <text:list-item>
                <text:p text:style-name="P36">한 사람은 일본인. <text:s/>다른 사람은 베트남인인가.</text:p>
              </text:list-item>
              <text:list-item>
                <text:p text:style-name="P36">일본인 분. 직장인가. 체격이 좋다. / 처음 때, 토공 가게 분들의 이른바 `도시락` 을 스스로 그 위치를 바꾸고 있었다. </text:p>
              </text:list-item>
              <text:list-item>
                <text:p text:style-name="P36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4427318345688378488" text:style-name="L19">
              <text:list-item>
                <text:p text:style-name="P37">바이브(진동기), 두 사람. / 내가 담당했던 사람은 베트남인. 젊다. 작은 몸집.</text:p>
              </text:list-item>
              <text:list-item>
                <text:p text:style-name="P37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5959658186742550522" text:style-name="L20">
              <text:list-item>
                <text:p text:style-name="P38">본직 사람일까. 175 정도. 긴 몸집. 길쭉하다.</text:p>
              </text:list-item>
              <text:list-item>
                <text:p text:style-name="P38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3434837074633792465" text:style-name="L21">
              <text:list-item>
                <text:p text:style-name="P39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5736646722436101846" text:style-name="L22">
              <text:list-item>
                <text:p text:style-name="P40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3349406843529689380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9182616415657580351" text:style-name="L24">
              <text:list-item>
                <text:p text:style-name="P42">세 명. 소장은 간사이의 사람인가. 말 속에 그 지역의 억양이 넣고 있다.</text:p>
              </text:list-item>
              <text:list-item>
                <text:p text:style-name="P42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8330144197277416778" text:style-name="L25">
              <text:list-item>
                <text:p text:style-name="P43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3185856114806849222" text:style-name="L26">
              <text:list-item>
                <text:p text:style-name="P44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3940645842831780973" text:style-name="L27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8040590452207468464" text:style-name="L28">
              <text:list-item>
                <text:p text:style-name="P4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4319513596330323502" text:style-name="L29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3315926931258719897" text:style-name="L30">
              <text:list-item>
                <text:p text:style-name="P48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1825423354297717565" text:style-name="L31">
              <text:list-item>
                <text:p text:style-name="P49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4941635807675543072" text:style-name="L32">
              <text:list-item>
                <text:p text:style-name="P50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7626937188607138488" text:style-name="L33">
              <text:list-item>
                <text:p text:style-name="P51">開始　：　９：１０ 정도</text:p>
              </text:list-item>
              <text:list-item>
                <text:p text:style-name="P51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5068876931886989366" text:style-name="L34">
              <text:list-item>
                <text:p text:style-name="P52">`貢石` 。두 명</text:p>
              </text:list-item>
              <text:list-item>
                <text:p text:style-name="P52">컨트롤러를 갓고 있었던 분은 `てつ` 라는 문자가 들어있는 씰을 헬벳에 붙이고 있다.</text:p>
              </text:list-item>
              <text:list-item>
                <text:p text:style-name="P52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6194376655358940376" text:style-name="L35">
              <text:list-item>
                <text:p text:style-name="P53">바이브 두 명.</text:p>
              </text:list-item>
              <text:list-item>
                <text:p text:style-name="P53">내가 담당해던 분은 베트남인. 165 좀. 젊다.</text:p>
              </text:list-item>
              <text:list-item>
                <text:p text:style-name="P53">이전에도 본 적이 있을까. / 본 적이 있는 것 같은 느낌이 있다.</text:p>
              </text:list-item>
              <text:list-item>
                <text:p text:style-name="P53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7830995504034703490" text:style-name="L36">
              <text:list-item>
                <text:p text:style-name="P54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4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7233939191508968645" text:style-name="L37">
              <text:list-item>
                <text:p text:style-name="P55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2108289864344397574" text:style-name="L38">
              <text:list-item>
                <text:p text:style-name="P56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679877543447219621" text:style-name="L39">
              <text:list-item>
                <text:p text:style-name="P57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3691350469899685587" text:style-name="L40">
              <text:list-item>
                <text:p text:style-name="P58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4307993227528813914" text:style-name="L41">
              <text:list-item>
                <text:p text:style-name="P59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8517337076041314906" text:style-name="L42">
              <text:list-item>
                <text:p text:style-name="P60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5667752084436404907" text:style-name="L43">
              <text:list-item>
                <text:p text:style-name="P6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6805593331133835266" text:style-name="L44">
              <text:list-item>
                <text:p text:style-name="P62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6350840003326267627" text:style-name="L45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6646642990967988514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14807284923545449" text:style-name="L47">
              <text:list-item>
                <text:p text:style-name="P65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1046733692304023286" text:style-name="L48">
              <text:list-item>
                <text:p text:style-name="P66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848164975897063706" text:style-name="L49">
              <text:list-item>
                <text:p text:style-name="P67">開始　９：００무렵 이었을까.</text:p>
              </text:list-item>
              <text:list-item>
                <text:p text:style-name="P67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9166490197614697127" text:style-name="L50">
              <text:list-item>
                <text:p text:style-name="P68">FUJITA</text:p>
              </text:list-item>
              <text:list-item>
                <text:p text:style-name="P68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5750754292164980454" text:style-name="L51">
              <text:list-item>
                <text:p text:style-name="P69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5537569952388533504" text:style-name="L52">
              <text:list-item>
                <text:p text:style-name="P70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3297225147463374871" text:style-name="L53">
              <text:list-item>
                <text:p text:style-name="P71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3143822754400941626" text:style-name="L54">
              <text:list-item>
                <text:p text:style-name="P72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8299861799041884174" text:style-name="L55">
              <text:list-item>
                <text:p text:style-name="P73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1782683969263013856" text:style-name="L56">
              <text:list-item>
                <text:p text:style-name="P74">세 사람. 타설 담당은 두 사람. / 모두 키가 크다.</text:p>
              </text:list-item>
              <text:list-item>
                <text:p text:style-name="P74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4352034253953456454" text:style-name="L57">
              <text:list-item>
                <text:p text:style-name="P75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8133626257748454058" text:style-name="L58">
              <text:list-item>
                <text:p text:style-name="P76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7557216175228270178" text:style-name="L59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6442308745044346897" text:style-name="L60">
              <text:list-item>
                <text:p text:style-name="P7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4551576292014370777" text:style-name="L61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1504953851443787309" text:style-name="L62">
              <text:list-item>
                <text:p text:style-name="P80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570637023866531800" text:style-name="L63">
              <text:list-item>
                <text:p text:style-name="P81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6113995283846177021" text:style-name="L64">
              <text:list-item>
                <text:p text:style-name="P82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7280862456321406938" text:style-name="L65">
              <text:list-item>
                <text:p text:style-name="P83">開始　9시 무렵</text:p>
              </text:list-item>
              <text:list-item>
                <text:p text:style-name="P83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9119367288019474905" text:style-name="L66">
              <text:list-item>
                <text:p text:style-name="P84">10 톤. 회사명은 불명. 알아려고 하지 않았다.</text:p>
              </text:list-item>
              <text:list-item>
                <text:p text:style-name="P84">두 명. 모두 젊은 사람.</text:p>
              </text:list-item>
              <text:list-item>
                <text:p text:style-name="P84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1179031352404327263" text:style-name="L67">
              <text:list-item>
                <text:p text:style-name="P85">바이브 두 명. 세 명 이었던 때도 있었을까.</text:p>
              </text:list-item>
              <text:list-item>
                <text:p text:style-name="P85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7145654229316634499" text:style-name="L68">
              <text:list-item>
                <text:p text:style-name="P86">전기 본직 분 있을까. &lt;2&gt; 아사쿠사에서 오는다라고 한다.</text:p>
              </text:list-item>
              <text:list-item>
                <text:p text:style-name="P86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019236149653493606" text:style-name="L69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8145387541254927002" text:style-name="L70">
              <text:list-item>
                <text:p text:style-name="P88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7628544611418960184" text:style-name="L71">
              <text:list-item>
                <text:p text:style-name="P89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4681586997628996701" text:style-name="L72">
              <text:list-item>
                <text:p text:style-name="P90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3861850947469057132" text:style-name="L73">
              <text:list-item>
                <text:p text:style-name="P91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1366921500307393640" text:style-name="L74">
              <text:list-item>
                <text:p text:style-name="P92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8941285392868556361" text:style-name="L75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6119011527073176175" text:style-name="L76">
              <text:list-item>
                <text:p text:style-name="P9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6606923940255252066" text:style-name="L77">
              <text:list-item>
                <text:p text:style-name="P95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4175990289794404644" text:style-name="L78">
              <text:list-item>
                <text:p text:style-name="P96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5846002467642303730" text:style-name="L79">
              <text:list-item>
                <text:p text:style-name="P97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8804507763130024671" text:style-name="L80">
              <text:list-item>
                <text:p text:style-name="P98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3786384692137182514" text:style-name="L81">
              <text:list-item>
                <text:p text:style-name="P99">開始　：　10 시 지날 때.</text:p>
              </text:list-item>
              <text:list-item>
                <text:p text:style-name="P99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299437070982769639" text:style-name="L82">
              <text:list-item>
                <text:p text:style-name="P100">3 명. 모두 일본 사람.</text:p>
              </text:list-item>
              <text:list-item>
                <text:p text:style-name="P100">호스를 잡고 있었던 사람. 젊은 사람. 20대 후방 정도 일까.</text:p>
              </text:list-item>
              <text:list-item>
                <text:p text:style-name="P100">호스 돌리기 담당. 약간 높은 나이의 사람. 60 대 전반 일까. 얼굴 피부는 얕은 검은 색. 얼굴 피부는 얕은 검은 색.</text:p>
              </text:list-item>
              <text:list-item>
                <text:p text:style-name="P100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6046299556992547933" text:style-name="L83">
              <text:list-item>
                <text:p text:style-name="P101">내가 담당한 사람. 얼굴 윤곽은 사각형. 165 정도. </text:p>
              </text:list-item>
              <text:list-item>
                <text:p text:style-name="P101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8263686631889008780" text:style-name="L84">
              <text:list-item>
                <text:p text:style-name="P102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49237071193752994" text:style-name="L85">
              <text:list-item>
                <text:p text:style-name="P10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497594230206061942" text:style-name="L86">
              <text:list-item>
                <text:p text:style-name="P104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7071131333182175399" text:style-name="L87">
              <text:list-item>
                <text:p text:style-name="P105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5443201323884323465" text:style-name="L88">
              <text:list-item>
                <text:p text:style-name="P106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3926099904572136954" text:style-name="L89">
              <text:list-item>
                <text:p text:style-name="P107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3896588626461441390" text:style-name="L90">
              <text:list-item>
                <text:p text:style-name="P108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1001432430698623007" text:style-name="L91">
              <text:list-item>
                <text:p text:style-name="P10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6788194797861669752" text:style-name="L92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1762688358807619138" text:style-name="L93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2156521984321185432" text:style-name="L94">
              <text:list-item>
                <text:p text:style-name="P112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8074153082026092759" text:style-name="L95">
              <text:list-item>
                <text:p text:style-name="P113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1518906205075206418" text:style-name="L96">
              <text:list-item>
                <text:p text:style-name="P114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4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2728687042490148436" text:style-name="L97">
              <text:list-item>
                <text:p text:style-name="P115">開始　： ９時半すぎ。</text:p>
              </text:list-item>
              <text:list-item>
                <text:p text:style-name="P115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3299408238874600739" text:style-name="L98">
              <text:list-item>
                <text:p text:style-name="P116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1740869398703043187" text:style-name="L99">
              <text:list-item>
                <text:p text:style-name="P117">세탁 담당 사람. 고령이라고 보인다.</text:p>
              </text:list-item>
              <text:list-item>
                <text:p text:style-name="P117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7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1143513576420579126" text:style-name="L100">
              <text:list-item>
                <text:p text:style-name="P118">젊은 사람. 30대 중반 정도 일까.</text:p>
              </text:list-item>
              <text:list-item>
                <text:p text:style-name="P118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6588621145578042649" text:style-name="L101">
              <text:list-item>
                <text:p text:style-name="P119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2160051891277720662" text:style-name="L102">
              <text:list-item>
                <text:p text:style-name="P120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2362011942603779257" text:style-name="L103">
              <text:list-item>
                <text:p text:style-name="P121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8604643496779388210" text:style-name="L104">
              <text:list-item>
                <text:p text:style-name="P122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2044986925027670051" text:style-name="L105">
              <text:list-item>
                <text:p text:style-name="P123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8239705531230610198" text:style-name="L106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7187870377516328399" text:style-name="L107">
              <text:list-item>
                <text:p text:style-name="P12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1098736812775252862" text:style-name="L108">
              <text:list-item>
                <text:p text:style-name="P12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1917537261517988248" text:style-name="L109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4724848574723329589" text:style-name="L110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9095858720724872257" text:style-name="L111">
              <text:list-item>
                <text:p text:style-name="P129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5943742076745087674" text:style-name="L112">
              <text:list-item>
                <text:p text:style-name="P130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40</dc:date><text:p text:style-name="P538"><text:span text:style-name="T7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8657291045700664145" text:style-name="L113">
              <text:list-item>
                <text:p text:style-name="P131">開始　：　9:15 경.</text:p>
              </text:list-item>
              <text:list-item>
                <text:p text:style-name="P131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6381846230502617530" text:style-name="L114">
              <text:list-item>
                <text:p text:style-name="P132">“KYOEI FUJITA”</text:p>
              </text:list-item>
              <text:list-item>
                <text:p text:style-name="P132">3 명. 한 사람은 일본인. / 타설 후반엔 베트남인 두 사람.</text:p>
              </text:list-item>
              <text:list-item>
                <text:p text:style-name="P132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77560952297872208" text:style-name="L115">
              <text:list-item>
                <text:p text:style-name="P133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5444915313225604919" text:style-name="L116">
              <text:list-item>
                <text:p text:style-name="P134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923629971347558502" text:style-name="L117">
              <text:list-item>
                <text:p text:style-name="P135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1235263033362024360" text:style-name="L118">
              <text:list-item>
                <text:p text:style-name="P136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6541429195490711586" text:style-name="L119">
              <text:list-item>
                <text:p text:style-name="P137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7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3341549493465899749" text:style-name="L120">
              <text:list-item>
                <text:p text:style-name="P138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8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5125655043240937789" text:style-name="L121">
              <text:list-item>
                <text:p text:style-name="P139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9093397471101972619" text:style-name="L122"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6626385444894430193" text:style-name="L123">
              <text:list-item>
                <text:p text:style-name="P14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7701561585315293241" text:style-name="L124">
              <text:list-item>
                <text:p text:style-name="P14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6923508631457548300" text:style-name="L125">
              <text:list-item>
                <text:p text:style-name="P143">현장 앞에 돗자리. 조깅하는 사람들, 때때로.</text:p>
              </text:list-item>
              <text:list-item>
                <text:p text:style-name="P143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2091597738855604236" text:style-name="L126">
              <text:list-item>
                <text:p text:style-name="P144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6021334330057341249" text:style-name="L127">
              <text:list-item>
                <text:p text:style-name="P145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501408566041269032" text:style-name="L128">
              <text:list-item>
                <text:p text:style-name="P146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8300586926202773984" text:style-name="L129">
              <text:list-item>
                <text:p text:style-name="P147">開始 <text:s/>：　9시 지날 경.</text:p>
              </text:list-item>
              <text:list-item>
                <text:p text:style-name="P147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3624192330919801487" text:style-name="L130">
              <text:list-item>
                <text:p text:style-name="P148">두 사람. 모두 고령 분.</text:p>
              </text:list-item>
              <text:list-item>
                <text:p text:style-name="P148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8590964155934722777" text:style-name="L131">
              <text:list-item>
                <text:p text:style-name="P149">한 사람을 제외해 다른 사람들은 모두 고령자 (라고 보였다.). </text:p>
              </text:list-item>
              <text:list-item>
                <text:p text:style-name="P149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9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6985415663319105318" text:style-name="L132">
              <text:list-item>
                <text:p text:style-name="P150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2340537280399127237" text:style-name="L133">
              <text:list-item>
                <text:p text:style-name="P151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3581305544090074747" text:style-name="L134">
              <text:list-item>
                <text:p text:style-name="P152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6183137617904177501" text:style-name="L135">
              <text:list-item>
                <text:p text:style-name="P153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7430328213014208924" text:style-name="L136">
              <text:list-item>
                <text:p text:style-name="P154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2388492818234591760" text:style-name="L137">
              <text:list-item>
                <text:p text:style-name="P155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5732857101206074142" text:style-name="L138">
              <text:list-item>
                <text:p text:style-name="P156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1966741813353845403" text:style-name="L139">
              <text:list-item>
                <text:p text:style-name="P15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3857603588918812094" text:style-name="L140">
              <text:list-item>
                <text:p text:style-name="P15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8727389411334073888" text:style-name="L141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4067867989576091288" text:style-name="L142">
              <text:list-item>
                <text:p text:style-name="P160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774569401760662956" text:style-name="L143">
              <text:list-item>
                <text:p text:style-name="P161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5966140778172299939" text:style-name="L144">
              <text:list-item>
                <text:p text:style-name="P162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1243827825487676873" text:style-name="L145">
              <text:list-item>
                <text:p text:style-name="P163">開始 <text:s/>9 시 무렵 일까. 아침례 후, 곧이 아니.</text:p>
              </text:list-item>
              <text:list-item>
                <text:p text:style-name="P163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3286098253551918522" text:style-name="L146">
              <text:list-item>
                <text:p text:style-name="P164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6412396057424995933" text:style-name="L147">
              <text:list-item>
                <text:p text:style-name="P165">노란색 헬멧.</text:p>
              </text:list-item>
              <text:list-item>
                <text:p text:style-name="P165">직장 분 일까. 몸집. 콧수염. 안경을 쓰고 있었는지.</text:p>
                <text:list>
                  <text:list-item>
                    <text:p text:style-name="P165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1506041704218894014" text:style-name="L148">
              <text:list-item>
                <text:p text:style-name="P166">흰 처럼 색의 옷, 입고 있다.</text:p>
              </text:list-item>
              <text:list-item>
                <text:p text:style-name="P166">여름철의 에어컨 옷 일까.</text:p>
              </text:list-item>
              <text:list-item>
                <text:p text:style-name="P166">백발, 약간 있음. 뚱뚱한다.</text:p>
              </text:list-item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6369832652757558480" text:style-name="L149">
              <text:list-item>
                <text:p text:style-name="P167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4469111413146027093" text:style-name="L150">
              <text:list-item>
                <text:p text:style-name="P168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8418032440516633845" text:style-name="L151">
              <text:list-item>
                <text:p text:style-name="P169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8681201216850500981" text:style-name="L152">
              <text:list-item>
                <text:p text:style-name="P170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5649940694216969464" text:style-name="L153">
              <text:list-item>
                <text:p text:style-name="P171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598556236407456558" text:style-name="L154">
              <text:list-item>
                <text:p text:style-name="P172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5998525417193682510" text:style-name="L155">
              <text:list-item>
                <text:p text:style-name="P173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8874969724788077753" text:style-name="L156">
              <text:list-item>
                <text:p text:style-name="P174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4438913823417546470" text:style-name="L157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5316615945971182927" text:style-name="L158">
              <text:list-item>
                <text:p text:style-name="P176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5616418217418718808" text:style-name="L159">
              <text:list-item>
                <text:p text:style-name="P177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7008717086244157306" text:style-name="L160">
              <text:list-item>
                <text:p text:style-name="P178">펌프차. 그의 팔. 팔 팁에 공기 튜브가 붙져있다.</text:p>
              </text:list-item>
              <text:list-item>
                <text:p text:style-name="P178">여기에 부딪치면, 튜브가 분리될 가능성. 그러자, 튜브 자체가 날아, 자신의 눈 등에 부딪힐 가능성. </text:p>
              </text:list-item>
              <text:list-item>
                <text:p text:style-name="P178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4471341293635016247" text:style-name="L161">
              <text:list-item>
                <text:p text:style-name="P179">開始　9시 정도에는 시작하고 있었는가.</text:p>
              </text:list-item>
              <text:list-item>
                <text:p text:style-name="P179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1561146216363608160" text:style-name="L162">
              <text:list-item>
                <text:p text:style-name="P180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1865834925198398936" text:style-name="L163">
              <text:list-item>
                <text:p text:style-name="P181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6070694193533746446" text:style-name="L164">
              <text:list-item>
                <text:p text:style-name="P182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946526871666585756" text:style-name="L165">
              <text:list-item>
                <text:p text:style-name="P183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404398603066911196" text:style-name="L166">
              <text:list-item>
                <text:p text:style-name="P184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1989033409715465820" text:style-name="L167">
              <text:list-item>
                <text:p text:style-name="P185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5094740045541953093" text:style-name="L168">
              <text:list-item>
                <text:p text:style-name="P186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763398624912672619" text:style-name="L169">
              <text:list-item>
                <text:p text:style-name="P187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9099627710998216483" text:style-name="L170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3026007970080854321" text:style-name="L171">
              <text:list-item>
                <text:p text:style-name="P189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6671064689371961758" text:style-name="L172">
              <text:list-item>
                <text:p text:style-name="P190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2751778769047448383" text:style-name="L173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698635911326802342" text:style-name="L174">
              <text:list-item>
                <text:p text:style-name="P192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7368622434084079691" text:style-name="L175">
              <text:list-item>
                <text:p text:style-name="P193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4073560339044498991" text:style-name="L176">
              <text:list-item>
                <text:p text:style-name="P194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2377273442023090357" text:style-name="L177">
              <text:list-item>
                <text:p text:style-name="P195">開始　：　１０時過ぎ</text:p>
              </text:list-item>
              <text:list-item>
                <text:p text:style-name="P195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6836375308485420133" text:style-name="L178">
              <text:list-item>
                <text:p text:style-name="P196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684009067532032216" text:style-name="L179">
              <text:list-item>
                <text:p text:style-name="P197">バイブの人。私の担当。６０過ぎか。老人の風貌。小柄。１６０少しか。（P1）</text:p>
              </text:list-item>
              <text:list-item>
                <text:p text:style-name="P197">もうひとり、１７５近くか。痩せている。職長さんか。（P2）</text:p>
              </text:list-item>
              <text:list-item>
                <text:p text:style-name="P197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3632978056342747966" text:style-name="L180">
              <text:list-item>
                <text:p text:style-name="P198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300303412570887918" text:style-name="L181">
              <text:list-item>
                <text:p text:style-name="P199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7953691616210838740" text:style-name="L182">
              <text:list-item>
                <text:p text:style-name="P200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525121292553048905" text:style-name="L183">
              <text:list-item>
                <text:p text:style-name="P20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6480518339741095932" text:style-name="L184">
              <text:list-item>
                <text:p text:style-name="P202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7396442861077328354" text:style-name="L185">
              <text:list-item>
                <text:p text:style-name="P203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6982508056429258577" text:style-name="L186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431386883487890541" text:style-name="L187">
              <text:list-item>
                <text:p text:style-name="P20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6664349477978645246" text:style-name="L188">
              <text:list-item>
                <text:p text:style-name="P20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3097333632425799063" text:style-name="L189">
              <text:list-item>
                <text:p text:style-name="P207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5088422738522565919" text:style-name="L190">
              <text:list-item>
                <text:p text:style-name="P208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8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8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1793770094185730666" text:style-name="L191">
              <text:list-item>
                <text:p text:style-name="P209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648045779672629258" text:style-name="L192">
              <text:list-item>
                <text:p text:style-name="P210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1706562229126064910" text:style-name="L193">
              <text:list-item>
                <text:p text:style-name="P211">開始</text:p>
              </text:list-item>
              <text:list-item>
                <text:p text:style-name="P211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1980986252555269313" text:style-name="L194">
              <text:list-item>
                <text:p text:style-name="P212">マルエス「工業」だったか。「マルエス」は、確か。カタカナ。</text:p>
              </text:list-item>
              <text:list-item>
                <text:p text:style-name="P212">2명. 모두 일본인. &lt;1&gt; 직장은 50대 겅도 일까. &lt;2&gt; 호스 담당자는 30대 중반 정도. 햇볕에 탄 얼굴.</text:p>
              </text:list-item>
              <text:list-item>
                <text:p text:style-name="P212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2395254164172126384" text:style-name="L195">
              <text:list-item>
                <text:p text:style-name="P213">바이브 담당분, 2 명. &lt;1&gt; 내가 담당했던 분은 직장 일까.</text:p>
              </text:list-item>
              <text:list-item>
                <text:p text:style-name="P213">마지막, 갈아입을 끝마치고, 건물의 옆을 통할 때, 다른 한 토공분이 그 곳에서 있다.</text:p>
              </text:list-item>
              <text:list-item>
                <text:p text:style-name="P213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4210083748085739374" text:style-name="L196">
              <text:list-item>
                <text:p text:style-name="P214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2232451068470308028" text:style-name="L197">
              <text:list-item>
                <text:p text:style-name="P215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1208206024138567567" text:style-name="L198">
              <text:list-item>
                <text:p text:style-name="P216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3434151749239062272" text:style-name="L199">
              <text:list-item>
                <text:p text:style-name="P21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1528602079797521873" text:style-name="L200">
              <text:list-item>
                <text:p text:style-name="P218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4780548595221015779" text:style-name="L201">
              <text:list-item>
                <text:p text:style-name="P219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2515809514228310771" text:style-name="L202">
              <text:list-item>
                <text:p text:style-name="P220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3308610232120926634" text:style-name="L203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5367561382873500861" text:style-name="L204">
              <text:list-item>
                <text:p text:style-name="P222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2466783576453183069" text:style-name="L205">
              <text:list-item>
                <text:p text:style-name="P223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6496365486339116104" text:style-name="L206">
              <text:list-item>
                <text:p text:style-name="P22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2237788136926722236" text:style-name="L207">
              <text:list-item>
                <text:p text:style-name="P225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6305683565905722658" text:style-name="L208">
              <text:list-item>
                <text:p text:style-name="P226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6075589439991392165" text:style-name="L209">
              <text:list-item>
                <text:p text:style-name="P227">開始　9 시경.</text:p>
              </text:list-item>
              <text:list-item>
                <text:p text:style-name="P227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3064984433422188463" text:style-name="L210">
              <text:list-item>
                <text:p text:style-name="P228">(1) 2 며. 한 사람, 직장. 일본인. 다른 하나 분은 베트남인 일까.</text:p>
              </text:list-item>
              <text:list-item>
                <text:p text:style-name="P228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764544707617047514" text:style-name="L211">
              <text:list-item>
                <text:p text:style-name="P229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4966273760346588556" text:style-name="L212">
              <text:list-item>
                <text:p text:style-name="P230">(1) 72 세. 자신이 말했다. 173 정도. &lt;1&gt; 말하는 모양, 표정. 치매증이 들어 있는 것일까라고 생각하고 있었다. </text:p>
              </text:list-item>
              <text:list-item>
                <text:p text:style-name="P230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1513871398974547773" text:style-name="L213">
              <text:list-item>
                <text:p text:style-name="P231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855976562543654518" text:style-name="L214">
              <text:list-item>
                <text:p text:style-name="P232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9122402190392764503" text:style-name="L215">
              <text:list-item>
                <text:p text:style-name="P233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509724728844411117" text:style-name="L216">
              <text:list-item>
                <text:p text:style-name="P234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583816588186611134" text:style-name="L217">
              <text:list-item>
                <text:p text:style-name="P235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8163886705123714172" text:style-name="L218">
              <text:list-item>
                <text:p text:style-name="P23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309012505195122979" text:style-name="L219">
              <text:list-item>
                <text:p text:style-name="P237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9076039920618687475" text:style-name="L220">
              <text:list-item>
                <text:p text:style-name="P238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1158614495162541968" text:style-name="L221">
              <text:list-item>
                <text:p text:style-name="P239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39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862048085387832640" text:style-name="L222">
              <text:list-item>
                <text:p text:style-name="P24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2301151804583952064" text:style-name="L223">
              <text:list-item>
                <text:p text:style-name="P241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3726894595461437868" text:style-name="L224">
              <text:list-item>
                <text:p text:style-name="P242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9130640284663928806" text:style-name="L225">
              <text:list-item>
                <text:p text:style-name="P243">開始 <text:s text:c="6"/>　9시 경.</text:p>
              </text:list-item>
              <text:list-item>
                <text:p text:style-name="P243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2288656255470642547" text:style-name="L226">
              <text:list-item>
                <text:p text:style-name="P244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4">다른 하나 젊은 사람에도 꾸중을 받고 있다.</text:p>
              </text:list-item>
              <text:list-item>
                <text:p text:style-name="P244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928432791808247968" text:style-name="L227">
              <text:list-item>
                <text:p text:style-name="P245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940882977401630680" text:style-name="L228">
              <text:list-item>
                <text:p text:style-name="P246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3590556415029281730" text:style-name="L229">
              <text:list-item>
                <text:p text:style-name="P247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4807576893690194539" text:style-name="L230">
              <text:list-item>
                <text:p text:style-name="P248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1907348110739974555" text:style-name="L231">
              <text:list-item>
                <text:p text:style-name="P249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2397095810851149184" text:style-name="L232">
              <text:list-item>
                <text:p text:style-name="P250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4604985756069734471" text:style-name="L233">
              <text:list-item>
                <text:p text:style-name="P251">野口씨. 담배를 피운다. 담배의 상표는 `BOHEM` 와 같은 명칭. 한국의 담배.</text:p>
              </text:list-item>
              <text:list-item>
                <text:p text:style-name="P251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330159129939177734" text:style-name="L234">
              <text:list-item>
                <text:p text:style-name="P252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6725852253042582603" text:style-name="L235">
              <text:list-item>
                <text:p text:style-name="P253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8439569282407899865" text:style-name="L236">
              <text:list-item>
                <text:p text:style-name="P254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775376757442936634" text:style-name="L237">
              <text:list-item>
                <text:p text:style-name="P255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840002546285390688" text:style-name="L238">
              <text:list-item>
                <text:p text:style-name="P256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5455396439968847269" text:style-name="L239">
              <text:list-item>
                <text:p text:style-name="P257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8821349285788043807" text:style-name="L240">
              <text:list-item>
                <text:p text:style-name="P258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4344754129090081175" text:style-name="L241">
              <text:list-item>
                <text:p text:style-name="P259">開始　：　9시 지났을 경</text:p>
              </text:list-item>
              <text:list-item>
                <text:p text:style-name="P259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3521558594240198053" text:style-name="L242">
              <text:list-item>
                <text:p text:style-name="P260">OZAWA GROUP</text:p>
              </text:list-item>
              <text:list-item>
                <text:p text:style-name="P260">2 명. 모두 일본사람. &lt;1&gt; 작장인 듯한 사람. 목도리를 헬멧에 씌우고 있었다.</text:p>
              </text:list-item>
              <text:list-item>
                <text:p text:style-name="P260">다른 사람은 약간 작은 몸집. &lt;1&gt; 할복은 좋다.</text:p>
              </text:list-item>
              <text:list-item>
                <text:p text:style-name="P260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749529180777564026" text:style-name="L243">
              <text:list-item>
                <text:p text:style-name="P261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1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703588997820452996" text:style-name="L244">
              <text:list-item>
                <text:p text:style-name="P262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3673110598916211758" text:style-name="L245">
              <text:list-item>
                <text:p text:style-name="P263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2604763185514390079" text:style-name="L246">
              <text:list-item>
                <text:p text:style-name="P264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4040388010610909924" text:style-name="L247">
              <text:list-item>
                <text:p text:style-name="P265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8109710877734871898" text:style-name="L248">
              <text:list-item>
                <text:p text:style-name="P266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6218099687443897107" text:style-name="L249">
              <text:list-item>
                <text:p text:style-name="P267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581128827278120046" text:style-name="L250">
              <text:list-item>
                <text:p text:style-name="P268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1460844362007610907" text:style-name="L251">
              <text:list-item>
                <text:p text:style-name="P269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341909944559455335" text:style-name="L252">
              <text:list-item>
                <text:p text:style-name="P270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2606308040284996110" text:style-name="L253">
              <text:list-item>
                <text:p text:style-name="P271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8936195940919825337" text:style-name="L254">
              <text:list-item>
                <text:p text:style-name="P272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9010118254024494911" text:style-name="L255">
              <text:list-item>
                <text:p text:style-name="P273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8132460501176499702" text:style-name="L256">
              <text:list-item>
                <text:p text:style-name="P274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110814890352591452" text:style-name="L257">
              <text:list-item>
                <text:p text:style-name="P275">開始　９：１５？</text:p>
              </text:list-item>
              <text:list-item>
                <text:p text:style-name="P275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2971438419710817218" text:style-name="L258">
              <text:list-item>
                <text:p text:style-name="P276">FUJITA</text:p>
              </text:list-item>
              <text:list-item>
                <text:p text:style-name="P276">3명. 모두 일본인.</text:p>
              </text:list-item>
              <text:list-item>
                <text:p text:style-name="P276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76">직장분일까, 아침엔 펌프차를 운전하고 있었다. &lt;1&gt; 연배(年配)의 사람. 165 정도. &lt;2&gt; 햇볕에 타고 있다.</text:p>
              </text:list-item>
              <text:list-item>
                <text:p text:style-name="P276">종반, 이 직장이 호스를 담당하고있다. 내뿜기(吹き出し)의 밑동아리(付け根)를 타설. </text:p>
              </text:list-item>
              <text:list-item>
                <text:p text:style-name="P276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6841808342939815016" text:style-name="L259">
              <text:list-item>
                <text:p text:style-name="P277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4563642677241419548" text:style-name="L260">
              <text:list-item>
                <text:p text:style-name="P278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5770855903749470588" text:style-name="L261">
              <text:list-item>
                <text:p text:style-name="P279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2188578197717727624" text:style-name="L262">
              <text:list-item>
                <text:p text:style-name="P280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8928519479856700150" text:style-name="L263">
              <text:list-item>
                <text:p text:style-name="P281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6405750985482673234" text:style-name="L264">
              <text:list-item>
                <text:p text:style-name="P282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4227027977983213917" text:style-name="L265">
              <text:list-item>
                <text:p text:style-name="P283">아침엔 2 명. 오후 경에서 인가, 직장 듯한 사람은 보이지 않고 있다.</text:p>
              </text:list-item>
              <text:list-item>
                <text:p text:style-name="P283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1183063728167896998" text:style-name="L266">
              <text:list-item>
                <text:p text:style-name="P284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2305076682664549832" text:style-name="L267">
              <text:list-item>
                <text:p text:style-name="P285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8095942470952495347" text:style-name="L268">
              <text:list-item>
                <text:p text:style-name="P286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7071540417580604350" text:style-name="L269">
              <text:list-item>
                <text:p text:style-name="P287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4726480729627445054" text:style-name="L270">
              <text:list-item>
                <text:p text:style-name="P288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8557335060630910594" text:style-name="L271">
              <text:list-item>
                <text:p text:style-name="P289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1205200237468438835" text:style-name="L272">
              <text:list-item>
                <text:p text:style-name="P290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2053628110622954030" text:style-name="L273">
              <text:list-item>
                <text:p text:style-name="P291">開始 <text:s text:c="2"/>9시 경.</text:p>
              </text:list-item>
              <text:list-item>
                <text:p text:style-name="P291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4099616316065872448" text:style-name="L274">
              <text:list-item>
                <text:p text:style-name="P292">2 명. &lt;1&gt; 컨트롤러를 조작하고 있던 사람. 선글라스를 하고있었다.</text:p>
              </text:list-item>
              <text:list-item>
                <text:p text:style-name="P292">호스를 다루고 있던 사람. 직장님 일까. &lt;1&gt; 미간[眉間에 세로의 주름[シワ이 한 개 들어있다.</text:p>
              </text:list-item>
              <text:list-item>
                <text:p text:style-name="P292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1027395026047646138" text:style-name="L275">
              <text:list-item>
                <text:p text:style-name="P293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3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3763687308591566265" text:style-name="L276">
              <text:list-item>
                <text:p text:style-name="P294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814651423680605354" text:style-name="L277">
              <text:list-item>
                <text:p text:style-name="P295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2648523021499658560" text:style-name="L278">
              <text:list-item>
                <text:p text:style-name="P296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5488289188787996900" text:style-name="L279">
              <text:list-item>
                <text:p text:style-name="P297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1216779483467948142" text:style-name="L280">
              <text:list-item>
                <text:p text:style-name="P298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1872143702446617587" text:style-name="L281">
              <text:list-item>
                <text:p text:style-name="P299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8891821224684379332" text:style-name="L282">
              <text:list-item>
                <text:p text:style-name="P300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5354224772935266384" text:style-name="L283">
              <text:list-item>
                <text:p text:style-name="P301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2916404038651656127" text:style-name="L284">
              <text:list-item>
                <text:p text:style-name="P302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2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518560604571403588" text:style-name="L285">
              <text:list-item>
                <text:p text:style-name="P303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644865362949143389" text:style-name="L286">
              <text:list-item>
                <text:p text:style-name="P304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4235054809855285122" text:style-name="L287">
              <text:list-item>
                <text:p text:style-name="P305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743383971477130187" text:style-name="L288">
              <text:list-item>
                <text:p text:style-name="P306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06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8888653729629252364" text:style-name="L289">
              <text:list-item>
                <text:p text:style-name="P307">開始　：　9시 경</text:p>
              </text:list-item>
              <text:list-item>
                <text:p text:style-name="P307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8774470650788338352" text:style-name="L290">
              <text:list-item>
                <text:p text:style-name="P308">日本開発工業（차 프런트에 일장기를 붙이고 있다. 차체의 색은 황색.）</text:p>
              </text:list-item>
              <text:list-item>
                <text:p text:style-name="P308">3 명. 모구 일본사람. &lt;1&gt; 호스 입을 담당했던 사람. 작은 몸집. 햇볕에 타고 있다.</text:p>
              </text:list-item>
              <text:list-item>
                <text:p text:style-name="P308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3655005422914019238" text:style-name="L291">
              <text:list-item>
                <text:p text:style-name="P309">바이브 2 명. &lt;1&gt; 내가 담당했던 사람. 젊은 사람. 얼굴이 하얀 피부.</text:p>
              </text:list-item>
              <text:list-item>
                <text:p text:style-name="P309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3969528291639255460" text:style-name="L292">
              <text:list-item>
                <text:p text:style-name="P310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4219895067114847504" text:style-name="L293">
              <text:list-item>
                <text:p text:style-name="P311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3216065442038935495" text:style-name="L294">
              <text:list-item>
                <text:p text:style-name="P312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2751681427319874682" text:style-name="L295">
              <text:list-item>
                <text:p text:style-name="P313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6713683508675179206" text:style-name="L296">
              <text:list-item>
                <text:p text:style-name="P314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5610842113578230634" text:style-name="L297">
              <text:list-item>
                <text:p text:style-name="P315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4703769839257068338" text:style-name="L298">
              <text:list-item>
                <text:p text:style-name="P316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3395706574475527541" text:style-name="L299">
              <text:list-item>
                <text:p text:style-name="P317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6635066860494848158" text:style-name="L300">
              <text:list-item>
                <text:p text:style-name="P318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7158665061145563040" text:style-name="L301">
              <text:list-item>
                <text:p text:style-name="P319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3965170686139848553" text:style-name="L302">
              <text:list-item>
                <text:p text:style-name="P320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3405773849377595095" text:style-name="L303">
              <text:list-item>
                <text:p text:style-name="P321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1019620342168917111" text:style-name="L304">
              <text:list-item>
                <text:p text:style-name="P322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6895601531239047441" text:style-name="L305">
              <text:list-item>
                <text:p text:style-name="P323">開始　　　：　９：４０경　[비가 서서히 약해진다라는 예보가 나오료 있었기 때문.]</text:p>
              </text:list-item>
              <text:list-item>
                <text:p text:style-name="P323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4569983645384303844" text:style-name="L306">
              <text:list-item>
                <text:p text:style-name="P324">회사명칭 → [グリーンケミカル]. </text:p>
              </text:list-item>
              <text:list-item>
                <text:p text:style-name="P324">3명. &lt;1&gt; 한 사람은 베트남인. 젊은 사람. </text:p>
              </text:list-item>
              <text:list-item>
                <text:p text:style-name="P324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24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24">&lt;1&gt; 내가 그에게 [3번, 3번!]라고 소리를 건다(懸ける). &lt;2&gt; 그는 3번의 로프를 움겨 쥔다.</text:p>
              </text:list-item>
              <text:list-item>
                <text:p text:style-name="P324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6679179651299396449" text:style-name="L307">
              <text:list-item>
                <text:p text:style-name="P325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7996346354667983932" text:style-name="L308">
              <text:list-item>
                <text:p text:style-name="P326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6225464878921919831" text:style-name="L309">
              <text:list-item>
                <text:p text:style-name="P327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136918164563235394" text:style-name="L310">
              <text:list-item>
                <text:p text:style-name="P328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6600493491994475624" text:style-name="L311">
              <text:list-item>
                <text:p text:style-name="P329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4505281343056758919" text:style-name="L312">
              <text:list-item>
                <text:p text:style-name="P330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3017460255611907834" text:style-name="L313">
              <text:list-item>
                <text:p text:style-name="P331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5986927531222661287" text:style-name="L314">
              <text:list-item>
                <text:p text:style-name="P332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4760065155171905749" text:style-name="L315">
              <text:list-item>
                <text:p text:style-name="P333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9089383097151382259" text:style-name="L316">
              <text:list-item>
                <text:p text:style-name="P334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1126375588666659413" text:style-name="L317">
              <text:list-item>
                <text:p text:style-name="P335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2875255925831003084" text:style-name="L318">
              <text:list-item>
                <text:p text:style-name="P336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5889852278695084055" text:style-name="L319">
              <text:list-item>
                <text:p text:style-name="P337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668370841275521718" text:style-name="L320">
              <text:list-item>
                <text:p text:style-name="P338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/>
      <text:p text:style-name="P2">---------------------------------------------------------------</text:p>
      <text:p text:style-name="P4">[XXX] 20220523_172055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32270650" text:continue-list="list4417008061485026949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2373817523280810602" text:style-name="L321">
              <text:list-item>
                <text:p text:style-name="P339">３人。すべて、日本人。職長さん、６０ぐらいか。日に焼けている。</text:p>
              </text:list-item>
              <text:list-item>
                <text:p text:style-name="P339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39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39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39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39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6512774801602454484" text:style-name="L322">
              <text:list-item>
                <text:p text:style-name="P340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3737648912849359236" text:style-name="L323">
              <text:list-item>
                <text:p text:style-name="P341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5986837560294509132" text:style-name="L324">
              <text:list-item>
                <text:p text:style-name="P342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7796778577432070185" text:style-name="L325">
              <text:list-item>
                <text:p text:style-name="P343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682310268580912555" text:style-name="L326">
              <text:list-item>
                <text:p text:style-name="P344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1331306256670526837" text:style-name="L327">
              <text:list-item>
                <text:p text:style-name="P345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6470821619442004519" text:style-name="L328">
              <text:list-item>
                <text:p text:style-name="P346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3574486306001912176" text:style-name="L329">
              <text:list-item>
                <text:p text:style-name="P347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3217074400876964107" text:style-name="L330">
              <text:list-item>
                <text:p text:style-name="P348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8971121414048493930" text:style-name="L331">
              <text:list-item>
                <text:p text:style-name="P349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9118829628835663962" text:style-name="L332">
              <text:list-item>
                <text:p text:style-name="P350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4058126363680635536" text:style-name="L333">
              <text:list-item>
                <text:p text:style-name="P351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7464388207040259555" text:style-name="L334">
              <text:list-item>
                <text:p text:style-name="P352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1379849854413741679" text:style-name="L335">
              <text:list-item>
                <text:p text:style-name="P353"/>
              </text:list-item>
            </text:list>
          </table:table-cell>
        </table:table-row>
      </table:table>
      <text:p text:style-name="P13"/>
      <text:p text:style-name="P4">[/ XXXX] 20220523_173412</text:p>
      <text:p text:style-name="P13"/>
      <text:p text:style-name="P7"/>
      <text:p text:style-name="P2">---------------------------------------------------------------</text:p>
      <text:p text:style-name="P4">[XXX] 20220529_163501</text:p>
      <text:p text:style-name="P13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1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1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1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816275959183981531" text:style-name="L336">
              <text:list-item>
                <text:p text:style-name="P354">開始　：　１０時近く</text:p>
              </text:list-item>
              <text:list-item>
                <text:p text:style-name="P354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2918939049764254827" text:style-name="L337">
              <text:list-item>
                <text:p text:style-name="P355">[〇〇クリート]。カタカナ。</text:p>
              </text:list-item>
              <text:list-item>
                <text:p text:style-name="P355">３人。一人は、ベトナム人。和解。３０半ばぐらいか。</text:p>
              </text:list-item>
              <text:list-item>
                <text:p text:style-name="P355">職長（P2）。小柄。１６５ぐらい。３人目。日本人（P3）。３２歳だとのこと。タニモトさんによると。</text:p>
              </text:list-item>
              <text:list-item>
                <text:p text:style-name="P355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5318054094552984942" text:style-name="L338">
              <text:list-item>
                <text:p text:style-name="P356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<text:soft-page-break/>電気屋さんの相番の人</text:p>
          </table:table-cell>
          <table:table-cell table:style-name="表25.C2" office:value-type="string">
            <text:list xml:id="list5825464099764928314" text:style-name="L339">
              <text:list-item>
                <text:p text:style-name="P357">東和から。上記の、タニモトさん。６６歳とのこと。以<text:soft-page-break/>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57">アトランタ五輪。有森選手。[自分を褒めてあげたい]が、心に刺さった。とのこと。</text:p>
              </text:list-item>
              <text:list-item>
                <text:p text:style-name="P357">株を始めている。商売を始めたい。やりたいことがある。</text:p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4870346041923201258" text:style-name="L340">
              <text:list-item>
                <text:p text:style-name="P358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1359751982363930362" text:style-name="L341">
              <text:list-item>
                <text:p text:style-name="P359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7012116382941128451" text:style-name="L342">
              <text:list-item>
                <text:p text:style-name="P360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921077314016964004" text:style-name="L343">
              <text:list-item>
                <text:p text:style-name="P361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1497075371202534537" text:style-name="L344">
              <text:list-item>
                <text:p text:style-name="P362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958614686683050975" text:style-name="L345">
              <text:list-item>
                <text:p text:style-name="P363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126701456610848708" text:style-name="L346">
              <text:list-item>
                <text:p text:style-name="P364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3860235631099892979" text:style-name="L347">
              <text:list-item>
                <text:p text:style-name="P365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5511355690041241784" text:style-name="L348">
              <text:list-item>
                <text:p text:style-name="P366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3330311583452375390" text:style-name="L349">
              <text:list-item>
                <text:p text:style-name="P367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1916369807018617646" text:style-name="L350">
              <text:list-item>
                <text:p text:style-name="P368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68">ポンプ屋さん。ベトナムの人。ボイドが一つ、倒れてしまう。手で押さえていたら、その人が、手で、打ったコ<text:soft-page-break/>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4550388078250494217" text:style-name="L351">
              <text:list-item>
                <text:p text:style-name="P369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3"/>
      <text:p text:style-name="P4">[/ XXXX] 20220529_164956</text:p>
      <text:p text:style-name="P13"/>
      <text:p text:style-name="P5"/>
      <text:p text:style-name="P7"/>
      <text:p text:style-name="P2">---------------------------------------------------------------</text:p>
      <text:p text:style-name="P4">[XXX] 20220605_165223</text:p>
      <text:p text:style-name="P13">myself / towa diary / XXX</text:p>
      <text:p text:style-name="P3"><text:span text:style-name="T3">作業日：6</text:span><text:span text:style-name="T5">/5</text:span><text:span text:style-name="T4"> sa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1">大田区山王２丁目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1">晴れ。雲あり。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1">大森駅</text:p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146296492162946259" text:style-name="L352">
              <text:list-item>
                <text:p text:style-name="P370">開始　：　９時半過ぎか。</text:p>
              </text:list-item>
              <text:list-item>
                <text:p text:style-name="P370">詰所到着　：　１６時ぐらい。最後、追加１台。土工の親方さんらしき人に告げて、上がらせてもらう。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8024796803420949427" text:style-name="L353">
              <text:list-item>
                <text:p text:style-name="P371">[東一アッソー]のような名前。前にも何度か、一緒になっている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5834165041489298955" text:style-name="L354">
              <text:list-item>
                <text:p text:style-name="P372">会社名。憶えておらず。</text:p>
              </text:list-item>
              <text:list-item>
                <text:p text:style-name="P372">親方さんは、背の高い人か。１７５ぐらい。痩せている。他の同僚の人たちへの口調、きつい。</text:p>
              </text:list-item>
              <text:list-item>
                <text:p text:style-name="P372">バイブ担当、3名。上記の親方さんらしき人も、細長いバイブを使用。</text:p>
              </text:list-item>
              <text:list-item>
                <text:p text:style-name="P372">私の担当下人。１６５少しか。娘さんがいる。２人。上の人は、この年度から、社会人か。看護師らしい。[勉強ができる]とのこと。学年で２番。下の子は、１０番以内ぐらい、とのこと。</text:p>
              </text:list-item>
              <text:list-item>
                <text:p text:style-name="P372">洗いの人。年配。白髪。顔は、うすら白い。肌は、乾燥しているように見える。細いシワ。目は、光、まだある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<text:soft-page-break/>人</text:p>
          </table:table-cell>
          <table:table-cell table:style-name="表26.C2" office:value-type="string">
            <text:list xml:id="list7294982717915580783" text:style-name="L355">
              <text:list-item>
                <text:p text:style-name="P373">本職の人か。ダボのズボン。コードの捌き、力を入れて行う。しばしば、スラブを小走りして、コードの配置を直す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7405496117823608073" text:style-name="L356">
              <text:list-item>
                <text:p text:style-name="P374">帰り際。小柄な男性の人。顔を向けていたら、こちらに視線を向ける。この人に、会釈す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5948577059173867300" text:style-name="L357">
              <text:list-item>
                <text:p text:style-name="P375">若い人、２人。記憶にいま、戻っている。そのうちのひとり、私が帰りがけ、足場を進んでいる。その人が、角を曲がって、こちらへ歩を進めようとする。私は、この人に、その頃あいに、気づく。一瞬、私は止まる。その人が、難儀そうながらも、後退して、退避してくれる。私は、両手の掌を合わせて、礼を示しながら、角を渡っていく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pan text:style-name="T2">ん</text:span></text:p>
          </table:table-cell>
          <table:table-cell table:style-name="表26.C2" office:value-type="string">
            <text:list xml:id="list4802555635059830300" text:style-name="L358">
              <text:list-item>
                <text:p text:style-name="P376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5891233974923339584" text:style-name="L359">
              <text:list-item>
                <text:p text:style-name="P377">４人か。所長さんを入れて。スラブ担当は、２人。どちらも、ヘッドギア式の、無線の器具を着けている。壁打ち。所定の量、入ったか、やりとりしている。</text:p>
              </text:list-item>
              <text:list-item>
                <text:p text:style-name="P377">スラブ担当のうち、上にいる人。顔立ちが、女性のよう。輪郭は丸い。目が、まつげが長いのか。ヒゲを、上唇の左右に、生やしている。まばらに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5267551813043986349" text:style-name="L360">
              <text:list-item>
                <text:p text:style-name="P378">帰りの連絡。電話に出てくれた。フカシロさん。朝礼時、事前には[代行]という指示を受けていたが、日向電気の人、２人、来ている。この二人のうちのどちらかが、フカシロさんなのか。不詳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5746497003824062238" text:style-name="L361">
              <text:list-item>
                <text:p text:style-name="P379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2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4630791711884479579" text:style-name="L362">
              <text:list-item>
                <text:p text:style-name="P380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2527192191735582703" text:style-name="L363">
              <text:list-item>
                <text:p text:style-name="P381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7891796284103013012" text:style-name="L364">
              <text:list-item>
                <text:p text:style-name="P382">駅から、現場までの道。住宅の密集区域を通る。改札を出て、車道を渡る。目の前は、神社の山。[天祖神社]といったか。そこから少し、現場方面へ入った場所。キリスト教の教会、1軒。プロテスタントか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5085446798917344253" text:style-name="L365">
              <text:list-item>
                <text:p text:style-name="P383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<text:soft-page-break/>もらったこと</text:p>
          </table:table-cell>
          <table:table-cell table:style-name="表26.C2" office:value-type="string">
            <text:list xml:id="list8169375852933566810" text:style-name="L366">
              <text:list-item>
                <text:p text:style-name="P384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2890959116903739205" text:style-name="L367">
              <text:list-item>
                <text:p text:style-name="P385"/>
              </text:list-item>
            </text:list>
          </table:table-cell>
        </table:table-row>
      </table:table>
      <text:p text:style-name="P13"/>
      <text:p text:style-name="P4">[/ XXXX] 20220605_170900</text:p>
      <text:p text:style-name="P5"/>
      <text:p text:style-name="P7"/>
      <text:p text:style-name="P2">---------------------------------------------------------------</text:p>
      <text:p text:style-name="P4">[XXX] 20220611_162033</text:p>
      <text:p text:style-name="P13">myself / towa diary / XXX</text:p>
      <text:p text:style-name="P3"><text:span text:style-name="T3">作業日：6</text:span><text:span text:style-name="T5">/10</text:span><text:span text:style-name="T4">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11">わかたけ都筑特別用語老人ホーム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11">晴れ。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11">市が尾駅（電車）、千代橋（バス）</text:p>
          </table:table-cell>
        </table:table-row>
        <table:table-row>
          <table:table-cell table:style-name="表27.B2" office:value-type="string">
            <text:p text:style-name="P8">3-2</text:p>
            <text:p text:style-name="P8"/>
          </table:table-cell>
          <table:table-cell table:style-name="表27.B2" office:value-type="string">
            <text:p text:style-name="P9">開始／終了時刻</text:p>
          </table:table-cell>
          <table:table-cell table:style-name="表27.C2" office:value-type="string">
            <text:list xml:id="list6439859836224952478" text:style-name="L368">
              <text:list-item>
                <text:p text:style-name="P386">開始　：　９時すぎか。わりと、早かった印象。</text:p>
              </text:list-item>
              <text:list-item>
                <text:p text:style-name="P386">詰所到着　：　１６頃。１５時は過ぎていた。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4154272467906133900" text:style-name="L369">
              <text:list-item>
                <text:p text:style-name="P387">[ARAI]という会社名。３人。女の人、１人。職長さんは、１６５ぐらい。顔は日に焼けている。笑うと、目尻と、頬に、シワ。</text:p>
              </text:list-item>
              <text:list-item>
                <text:p text:style-name="P387">３人目は、年配の人。白髪。１６５ぐらい。朝、車を止める際、先に降りる。対象の区画の、船。取り除き、別の場所に置く。</text:p>
              </text:list-item>
              <text:list-item>
                <text:p text:style-name="P387">女の人。日よけの縁帽子、着けている。３０半ば。４０行っているか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2151233993541967283" text:style-name="L370">
              <text:list-item>
                <text:p text:style-name="P388">鈴木土木。水色のヘルメット。他に、似たような色の、別の会社名の人たち。バイブを担当していた、小柄な、腹の出た人（P1）。は、また別の会社名。緑色のメット。</text:p>
              </text:list-item>
              <text:list-item>
                <text:p text:style-name="P388">バイブ担当の人。２人。私の担当した人。スイッチを入れる、切る、を、声を出して、指示してくれる。</text:p>
              </text:list-item>
              <text:list-item>
                <text:p text:style-name="P388">もうひとりのバイブの人。５０半ばか。P1の人に、指示を出すとき、声を荒げる。P1の人は、言われても、反応は遅い。メガネあり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<text:soft-page-break/>電気屋さんの相番の人</text:p>
          </table:table-cell>
          <table:table-cell table:style-name="表27.C2" office:value-type="string">
            <text:list xml:id="list7275468489671569596" text:style-name="L371">
              <text:list-item>
                <text:p text:style-name="P389">同じ、ヨコレイさんから請けて、来ている。女の人。本<text:soft-page-break/>職は、電気か。昼休のとき、声を交わす。造作にパンクが出た、とのこと。</text:p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2">警備</text:span></text:p>
          </table:table-cell>
          <table:table-cell table:style-name="表27.C2" office:value-type="string">
            <text:list xml:id="list6149971826703688777" text:style-name="L372">
              <text:list-item>
                <text:p text:style-name="P390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土間屋さん</text:span></text:p>
          </table:table-cell>
          <table:table-cell table:style-name="表27.C2" office:value-type="string">
            <text:list xml:id="list2879593121374692231" text:style-name="L373">
              <text:list-item>
                <text:p text:style-name="P391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大工さん</text:span></text:p>
          </table:table-cell>
          <table:table-cell table:style-name="表27.C2" office:value-type="string">
            <text:list xml:id="list3836697797817743535" text:style-name="L374">
              <text:list-item>
                <text:p text:style-name="P392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5238302981692105658" text:style-name="L375">
              <text:list-item>
                <text:p text:style-name="P393">総勢、４人か。スラブ担当、私の班は、２人か。３０半ば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8690972972390721784" text:style-name="L376">
              <text:list-item>
                <text:p text:style-name="P394">朝、電話に出てくれたのは、若い声の人。[このあと行くんで、]とのこと。</text:p>
              </text:list-item>
              <text:list-item>
                <text:p text:style-name="P394">現場に来ていたのは、エンドウさん。３２歳以上。派遣で働いているとのこと。所長は、氏よりも年下。</text:p>
              </text:list-item>
              <text:list-item>
                <text:p text:style-name="P394">相番が終わって、設備の箱の場所に行く。エンドウさんが、造作を作っている。スタイロで。打設中に、スラブに、小型の、スタイロの切片があったことを、伝える。すると、この仕事は、新人の人間がやったことで、俺は何も把握していない、とのこと。その新人は、既に他の現場に[逃げてしまった]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5060033411445113224" text:style-name="L377">
              <text:list-item>
                <text:p text:style-name="P395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12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6405637905328975115" text:style-name="L378">
              <text:list-item>
                <text:p text:style-name="P396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4145548328893144358" text:style-name="L379">
              <text:list-item>
                <text:p text:style-name="P397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4950978368899386834" text:style-name="L380">
              <text:list-item>
                <text:p text:style-name="P398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797061470619191741" text:style-name="L381">
              <text:list-item>
                <text:p text:style-name="P399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8">12</text:p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6135368557777844453" text:style-name="L382">
              <text:list-item>
                <text:p text:style-name="P400">ポンプ屋さん。女の人。午前中。まだ始まって間もない頃。スラブの、梁のすぐ手前に設置した、スラブボイド。ぐらついている。手直しをする。釘を１本、追加で打つ。<text:soft-page-break/>結束線で、本体を鉄筋に繋ぐ。この際に、本体を支えておいてくれ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危険予知、危険感知</text:p>
          </table:table-cell>
          <table:table-cell table:style-name="表27.C2" office:value-type="string">
            <text:list xml:id="list3752337368445156059" text:style-name="L383">
              <text:list-item>
                <text:p text:style-name="P401"/>
              </text:list-item>
            </text:list>
          </table:table-cell>
        </table:table-row>
      </table:table>
      <text:p text:style-name="P13"/>
      <text:p text:style-name="P4">[/ XXXX] 20220611_163352</text:p>
      <text:p text:style-name="P13"/>
      <text:p text:style-name="P7"/>
      <text:p text:style-name="P2">---------------------------------------------------------------</text:p>
      <text:p text:style-name="P4">[XXX] 20220620_091316</text:p>
      <text:p text:style-name="P13">myself / towa diary / XXX</text:p>
      <text:p text:style-name="P3"><text:span text:style-name="T3">作業日：6</text:span><text:span text:style-name="T5">/17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8">現場</text:p>
          </table:table-cell>
          <table:table-cell table:style-name="表28.C1" office:value-type="string">
            <text:p text:style-name="P11">ヌーベル赤羽台</text:p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8">天気</text:p>
          </table:table-cell>
          <table:table-cell table:style-name="表28.C2" office:value-type="string">
            <text:p text:style-name="P11">晴れ。</text:p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8">最寄り</text:p>
          </table:table-cell>
          <table:table-cell table:style-name="表28.C2" office:value-type="string">
            <text:p text:style-name="P11">赤羽駅</text:p>
          </table:table-cell>
        </table:table-row>
        <table:table-row>
          <table:table-cell table:style-name="表28.B2" office:value-type="string">
            <text:p text:style-name="P8">3-2</text:p>
            <text:p text:style-name="P8"/>
          </table:table-cell>
          <table:table-cell table:style-name="表28.B2" office:value-type="string">
            <text:p text:style-name="P9">開始／終了時刻</text:p>
          </table:table-cell>
          <table:table-cell table:style-name="表28.C2" office:value-type="string">
            <text:list xml:id="list4702732864185251790" text:style-name="L384">
              <text:list-item>
                <text:p text:style-name="P402">開始　：　９時ぐらいか</text:p>
              </text:list-item>
              <text:list-item>
                <text:p text:style-name="P402">詰所到着　：　１５時ぐらいか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8">4</text:p>
          </table:table-cell>
          <table:table-cell table:style-name="表28.B2" office:value-type="string">
            <text:p text:style-name="P8">他職：ポンプ</text:p>
          </table:table-cell>
          <table:table-cell table:style-name="表28.C2" office:value-type="string">
            <text:list xml:id="list332829855420263272" text:style-name="L385">
              <text:list-item>
                <text:p text:style-name="P403">２人。共に、日本人。ホース捌き担当の人（P1）。１６５ぐらい。顔の輪郭は、縦長。もうひとり、職長さんか、その人から、始終、罵られている。[お前は馬鹿なんだから…]という物言い。</text:p>
              </text:list-item>
              <text:list-item>
                <text:p text:style-name="P403">初盤、エレベータのところで、バイブがはまってしまう。P1の人が、器具を持ってくる。チェーンを巻き上げる<office:annotation office:name="__Annotation__11690_1403898728"><dc:creator>iwabuchi ken</dc:creator><dc:date>2022-06-20T09:23:54.39</dc:date><text:p text:style-name="P538"><text:span text:style-name="T7">[</text:span><text:span text:style-name="T7">機械</text:span><text:span text:style-name="T7">]</text:span><text:span text:style-name="T7">ではなく、”器械”。エンジンがついているものは、”機”を当てる。という方針、この場では。</text:span></text:p></office:annotation>器械<office:annotation-end office:name="__Annotation__11690_1403898728"/>。</text:p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8">5</text:p>
          </table:table-cell>
          <table:table-cell table:style-name="表28.B2" office:value-type="string">
            <text:p text:style-name="P8">他職：土工さん</text:p>
          </table:table-cell>
          <table:table-cell table:style-name="表28.C2" office:value-type="string">
            <text:list xml:id="list5465868100467300127" text:style-name="L386">
              <text:list-item>
                <text:p text:style-name="P404">バイブ２人。私の担当した人。職長さんか。１７５ぐらい。ガタイがいい。目が、独特。爬虫類の目。発達系の、何か、変異を持っているか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8">6</text:p>
          </table:table-cell>
          <table:table-cell table:style-name="表28.B2" office:value-type="string">
            <text:p text:style-name="P8">他職：電気屋さんの相番の人</text:p>
          </table:table-cell>
          <table:table-cell table:style-name="表28.C2" office:value-type="string">
            <text:list xml:id="list1271579930020606814" text:style-name="L387">
              <text:list-item>
                <text:p text:style-name="P405">本職の人か。小柄。１６０ぐらい。６０を越えているか。私の担当のバイブ。の、電源線も、時折、真っ直ぐに按配してくれたりする。</text:p>
              </text:list-item>
            </text:list>
          </table:table-cell>
        </table:table-row>
        <table:table-row>
          <table:table-cell table:style-name="表28.B2" office:value-type="string">
            <text:p text:style-name="P8">6--2</text:p>
          </table:table-cell>
          <table:table-cell table:style-name="表28.B2" office:value-type="string">
            <text:p text:style-name="P8">他職：<text:span text:style-name="T2">警備</text:span></text:p>
          </table:table-cell>
          <table:table-cell table:style-name="表28.C2" office:value-type="string">
            <text:list xml:id="list4697571408423508274" text:style-name="L388">
              <text:list-item>
                <text:p text:style-name="P406"/>
              </text:list-item>
            </text:list>
          </table:table-cell>
        </table:table-row>
        <text:soft-page-break/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土間屋さん</text:span></text:p>
          </table:table-cell>
          <table:table-cell table:style-name="表28.C2" office:value-type="string">
            <text:list xml:id="list7980914009910230701" text:style-name="L389">
              <text:list-item>
                <text:p text:style-name="P407"/>
              </text:list-item>
            </text:list>
          </table:table-cell>
        </table:table-row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大工さ</text:span><text:span text:style-name="T2">ん</text:span></text:p>
          </table:table-cell>
          <table:table-cell table:style-name="表28.C2" office:value-type="string">
            <text:list xml:id="list5250588537353927467" text:style-name="L390">
              <text:list-item>
                <text:p text:style-name="P408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8">7</text:p>
          </table:table-cell>
          <table:table-cell table:style-name="表28.B2" office:value-type="string">
            <text:p text:style-name="P8">監督さん</text:p>
          </table:table-cell>
          <table:table-cell table:style-name="表28.C2" office:value-type="string">
            <text:list xml:id="list6226697901558664260" text:style-name="L391">
              <text:list-item>
                <text:p text:style-name="P409">スラブ担当の人。若い。３０前半ぐらいか。体格は、細長。１７３ぐらいか。土工の職長さんから、呼び捨てで呼ばれている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8">8</text:p>
          </table:table-cell>
          <table:table-cell table:style-name="表28.B2" office:value-type="string">
            <text:p text:style-name="P8">発注者の方</text:p>
          </table:table-cell>
          <table:table-cell table:style-name="表28.C2" office:value-type="string">
            <text:list xml:id="list2780444315675078435" text:style-name="L392">
              <text:list-item>
                <text:p text:style-name="P410">指示書にあった人（P1）。朝礼では、挨拶を担当。所長さんか。サインをしてくれたのは、若い人（P2）。</text:p>
              </text:list-item>
              <text:list-item>
                <text:p text:style-name="P410">スラブのボイド。倒れるのが続いている、とのこと。P2の人に寄ると。朝礼後、我々に伝える。ボイドの困難のことで、しかし、P1の人に、建築に言ってくれるように、P2の人が求めているらしい。しかし、P1は、建築には申し入れていない。とのこと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東和からの同僚</text:p>
          </table:table-cell>
          <table:table-cell table:style-name="表28.C2" office:value-type="string">
            <text:list xml:id="list8596777631817417925" text:style-name="L393">
              <text:list-item>
                <text:p text:style-name="P411">カノウさん。北千住営業所。４３歳か、朝の、設備の会社の、作業表に、名前を記入してあるのを見たら。</text:p>
              </text:list-item>
              <text:list-item>
                <text:p text:style-name="P411">ボイドの倒れ。この現場は、４回目ぐらい、とのこと。これまでにも、土工さんの中で、ボイドを倒して、なにも気遣わない人、いるとのこと。</text:p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8">9</text:p>
          </table:table-cell>
          <table:table-cell table:style-name="表28.B2" office:value-type="string">
            <text:p text:style-name="P8">現場見取り図</text:p>
          </table:table-cell>
          <table:table-cell table:style-name="表28.C2" office:value-type="string">
            <text:p text:style-name="P12"/>
          </table:table-cell>
        </table:table-row>
        <table:table-row>
          <table:table-cell table:style-name="表28.A2" office:value-type="float" office:value="10">
            <text:p text:style-name="P8">10</text:p>
          </table:table-cell>
          <table:table-cell table:style-name="表28.B2" office:value-type="string">
            <text:p text:style-name="P9">段取り</text:p>
          </table:table-cell>
          <table:table-cell table:style-name="表28.C2" office:value-type="string">
            <text:list xml:id="list2538898633938193232" text:style-name="L394">
              <text:list-item>
                <text:p text:style-name="P412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行き帰りでの出来事、見聞</text:p>
          </table:table-cell>
          <table:table-cell table:style-name="表28.C2" office:value-type="string">
            <text:list xml:id="list6137245736794715032" text:style-name="L395">
              <text:list-item>
                <text:p text:style-name="P413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周囲の事物</text:p>
          </table:table-cell>
          <table:table-cell table:style-name="表28.C2" office:value-type="string">
            <text:list xml:id="list2340240272595934302" text:style-name="L396">
              <text:list-item>
                <text:p text:style-name="P414">隣接して、団地が続いている。</text:p>
              </text:list-item>
              <text:list-item>
                <text:p text:style-name="P414">駅からの道。現場敷地に到る、直前の道。坂道。勾配があ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8">11</text:p>
          </table:table-cell>
          <table:table-cell table:style-name="表28.B2" office:value-type="string">
            <text:p text:style-name="P9">その他</text:p>
          </table:table-cell>
          <table:table-cell table:style-name="表28.C2" office:value-type="string">
            <text:list xml:id="list6354234079258670968" text:style-name="L397">
              <text:list-item>
                <text:p text:style-name="P415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8">12</text:p>
          </table:table-cell>
          <table:table-cell table:style-name="表28.B2" office:value-type="string">
            <text:p text:style-name="P9">やってもらったこと</text:p>
          </table:table-cell>
          <table:table-cell table:style-name="表28.C2" office:value-type="string">
            <text:list xml:id="list4042484301958956986" text:style-name="L398">
              <text:list-item>
                <text:p text:style-name="P416">電気屋さんの相番の人。上記のとおり、バイブのコード、時折、配置をあしらってもらった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危険予知、危険感知</text:p>
          </table:table-cell>
          <table:table-cell table:style-name="表28.C2" office:value-type="string">
            <text:list xml:id="list4848286444256424084" text:style-name="L399">
              <text:list-item>
                <text:p text:style-name="P417">現場から、ゲートを通って、歩道へ出る。通行人、通行車と、ぶつかる。可能性ある。顔だけを出して、確認。が、予防策か。</text:p>
              </text:list-item>
            </text:list>
          </table:table-cell>
        </table:table-row>
      </table:table>
      <text:p text:style-name="P13"/>
      <text:p text:style-name="P4"><text:soft-page-break/>[/ XXXX] 20220620_093523</text:p>
      <text:p text:style-name="P5"/>
      <text:p text:style-name="P7"/>
      <text:p text:style-name="P2">---------------------------------------------------------------</text:p>
      <text:p text:style-name="P4">[XXX] 20220626_100245</text:p>
      <text:p text:style-name="P13">myself / towa diary / XXX</text:p>
      <text:p text:style-name="P3"><text:span text:style-name="T3">作業日：6</text:span><text:span text:style-name="T5">/25</text:span><text:span text:style-name="T4"> sa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8">1</text:p>
          </table:table-cell>
          <table:table-cell table:style-name="表29.B1" office:value-type="string">
            <text:p text:style-name="P8">現場</text:p>
          </table:table-cell>
          <table:table-cell table:style-name="表29.C1" office:value-type="string">
            <text:p text:style-name="P11">仲町台５丁目計画</text:p>
          </table:table-cell>
        </table:table-row>
        <table:table-row>
          <table:table-cell table:style-name="表29.A2" office:value-type="float" office:value="2">
            <text:p text:style-name="P8">2</text:p>
          </table:table-cell>
          <table:table-cell table:style-name="表29.B2" office:value-type="string">
            <text:p text:style-name="P8">天気</text:p>
          </table:table-cell>
          <table:table-cell table:style-name="表29.C2" office:value-type="string">
            <text:p text:style-name="P11">晴れ。雲、昼ごろまで、なし。</text:p>
          </table:table-cell>
        </table:table-row>
        <table:table-row>
          <table:table-cell table:style-name="表29.A2" office:value-type="float" office:value="3">
            <text:p text:style-name="P8">3</text:p>
          </table:table-cell>
          <table:table-cell table:style-name="表29.B2" office:value-type="string">
            <text:p text:style-name="P8">最寄り</text:p>
          </table:table-cell>
          <table:table-cell table:style-name="表29.C2" office:value-type="string">
            <text:p text:style-name="P11">仲町台駅</text:p>
          </table:table-cell>
        </table:table-row>
        <table:table-row>
          <table:table-cell table:style-name="表29.B2" office:value-type="string">
            <text:p text:style-name="P8">3-2</text:p>
            <text:p text:style-name="P8"/>
          </table:table-cell>
          <table:table-cell table:style-name="表29.B2" office:value-type="string">
            <text:p text:style-name="P9">開始／終了時刻</text:p>
          </table:table-cell>
          <table:table-cell table:style-name="表29.C2" office:value-type="string">
            <text:list xml:id="list2514974700644704286" text:style-name="L400">
              <text:list-item>
                <text:p text:style-name="P418">開始　：　９時すぎか</text:p>
              </text:list-item>
              <text:list-item>
                <text:p text:style-name="P418">詰所到着　：　１６：２０ぐらい。４時は、とうに過ぎていた。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8">4</text:p>
          </table:table-cell>
          <table:table-cell table:style-name="表29.B2" office:value-type="string">
            <text:p text:style-name="P8">他職：ポンプ</text:p>
          </table:table-cell>
          <table:table-cell table:style-name="表29.C2" office:value-type="string">
            <text:list xml:id="list4267950391015461298" text:style-name="L401">
              <text:list-item>
                <text:p text:style-name="P419">FUJITA。２名。３人いてもいい、と感じた。</text:p>
              </text:list-item>
              <text:list-item>
                <text:p text:style-name="P419">職長さんは、日本人。大柄。１７５ぐらいか。腹が出ている。５０代半ばか。顔にシワ、あり。目がグリっとしている。</text:p>
              </text:list-item>
              <text:list-item>
                <text:p text:style-name="P419">ホース捌きの人、ベトナムか。３０ぐらいか。１７０少し、痩せてい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8">5</text:p>
          </table:table-cell>
          <table:table-cell table:style-name="表29.B2" office:value-type="string">
            <text:p text:style-name="P8">他職：土工さん</text:p>
          </table:table-cell>
          <table:table-cell table:style-name="表29.C2" office:value-type="string">
            <text:list xml:id="list5148726570252396643" text:style-name="L402">
              <text:list-item>
                <text:p text:style-name="P420">バイブ、柱の時は、３人。私の担当は、計、２人。初めは、若い人。目がクリッとしている。ヒゲあり。鼻の下。１６５少しか。もうひとりは、同じく、１６５少し。顔の皮膚、やや、浅黒い。終盤、私が、横を向いて、洗いをやっている土工さんと、話をしている。バイブの、本体ホースが、たるんだか。その部分を、蹴り上げる。長靴のコンクリートが、飛び散る。私の方向へ、飛んでくる。いくつかの、塊、小さなもの、私の衣服に着く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8">6</text:p>
          </table:table-cell>
          <table:table-cell table:style-name="表29.B2" office:value-type="string">
            <text:p text:style-name="P8">他職：電気屋さんの相番の人</text:p>
          </table:table-cell>
          <table:table-cell table:style-name="表29.C2" office:value-type="string">
            <text:list xml:id="list531362859955134979" text:style-name="L403">
              <text:list-item>
                <text:p text:style-name="P421">背の高い人。本職ではないか。メガメ、あり。１７５ぐらい。３０半ば。あるいは、４０行っているか。目つきが、特徴あり。発達障害にかかわる何か、持っているか。</text:p>
              </text:list-item>
              <text:list-item>
                <text:p text:style-name="P421">安全帯を巻いていない。仕事自体は、慣れている様子。私の担当しているバイブ。のコードを、時々、捌いてくれる。最後、打ち終わって、私を見る。私は、少し微笑んで、頷いて、応える。[もう、いいだろう]との意味。</text:p>
              </text:list-item>
            </text:list>
          </table:table-cell>
        </table:table-row>
        <table:table-row>
          <table:table-cell table:style-name="表29.B2" office:value-type="string">
            <text:p text:style-name="P8">6--2</text:p>
          </table:table-cell>
          <table:table-cell table:style-name="表29.B2" office:value-type="string">
            <text:p text:style-name="P8">他職：<text:span text:style-name="T2">警備</text:span></text:p>
          </table:table-cell>
          <table:table-cell table:style-name="表29.C2" office:value-type="string">
            <text:list xml:id="list2680188583258623855" text:style-name="L404">
              <text:list-item>
                <text:p text:style-name="P422"/>
              </text:list-item>
            </text:list>
          </table:table-cell>
        </table:table-row>
        <text:soft-page-break/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土間屋さん</text:span></text:p>
          </table:table-cell>
          <table:table-cell table:style-name="表29.C2" office:value-type="string">
            <text:list xml:id="list4156797197751945784" text:style-name="L405">
              <text:list-item>
                <text:p text:style-name="P423">１１時ぐらいか。待ちが、続いている。私はウトウトしている。土間屋さんの誰か、[なんだ、昼か？？]と、声を上げる。それを聞いて、私は、[どうなってるんだ！]と、独りごちて、立ち上がる。ポンプの方向へ、スラブを早歩きする。</text:p>
              </text:list-item>
            </text:list>
          </table:table-cell>
        </table:table-row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大工さん</text:span></text:p>
          </table:table-cell>
          <table:table-cell table:style-name="表29.C2" office:value-type="string">
            <text:list xml:id="list8659910284933766094" text:style-name="L406">
              <text:list-item>
                <text:p text:style-name="P424">３人ぐらい、いたか。相番の人は、一人か。今日は打たない区画。で、２人だったか、拵え事をしている。</text:p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8">7</text:p>
          </table:table-cell>
          <table:table-cell table:style-name="表29.B2" office:value-type="string">
            <text:p text:style-name="P8">監督さん</text:p>
          </table:table-cell>
          <table:table-cell table:style-name="表29.C2" office:value-type="string">
            <text:list xml:id="list5882462585238689644" text:style-name="L407">
              <text:list-item>
                <text:p text:style-name="P425">スラブに、所長さんが、ずっといた。最後、あと１台ぐらいの頃には、いなかったか。スラブ上げが始まってからは、水を撒いている。ずっと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8">8</text:p>
          </table:table-cell>
          <table:table-cell table:style-name="表29.B2" office:value-type="string">
            <text:p text:style-name="P8">発注者の方</text:p>
          </table:table-cell>
          <table:table-cell table:style-name="表29.C2" office:value-type="string">
            <text:list xml:id="list1674190886879056503" text:style-name="L408">
              <text:list-item>
                <text:p text:style-name="P426">朝、連絡した人。[ああ、東和ね？]との返事。３０半ばか。若い声。</text:p>
              </text:list-item>
              <text:list-item>
                <text:p text:style-name="P426">当初の現場に、移る。そこにいた人は、大浜さん。挨拶する。終了は、この人に連絡した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東和からの同僚</text:p>
          </table:table-cell>
          <table:table-cell table:style-name="表29.C2" office:value-type="string">
            <text:list xml:id="list7191185448071234692" text:style-name="L409">
              <text:list-item>
                <text:p text:style-name="P427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8">9</text:p>
          </table:table-cell>
          <table:table-cell table:style-name="表29.B2" office:value-type="string">
            <text:p text:style-name="P8">現場見取り図</text:p>
          </table:table-cell>
          <table:table-cell table:style-name="表29.C2" office:value-type="string">
            <text:p text:style-name="P12"/>
          </table:table-cell>
        </table:table-row>
        <table:table-row>
          <table:table-cell table:style-name="表29.A2" office:value-type="float" office:value="10">
            <text:p text:style-name="P8">10</text:p>
          </table:table-cell>
          <table:table-cell table:style-name="表29.B2" office:value-type="string">
            <text:p text:style-name="P9">段取り</text:p>
          </table:table-cell>
          <table:table-cell table:style-name="表29.C2" office:value-type="string">
            <text:list xml:id="list6338380623328899048" text:style-name="L410">
              <text:list-item>
                <text:p text:style-name="P428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行き帰りでの出来事、見聞</text:p>
          </table:table-cell>
          <table:table-cell table:style-name="表29.C2" office:value-type="string">
            <text:list xml:id="list2622676002753708833" text:style-name="L411">
              <text:list-item>
                <text:p text:style-name="P429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周囲の事物</text:p>
          </table:table-cell>
          <table:table-cell table:style-name="表29.C2" office:value-type="string">
            <text:list xml:id="list1271804091852957397" text:style-name="L412">
              <text:list-item>
                <text:p text:style-name="P430"/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8">11</text:p>
          </table:table-cell>
          <table:table-cell table:style-name="表29.B2" office:value-type="string">
            <text:p text:style-name="P9">その他</text:p>
          </table:table-cell>
          <table:table-cell table:style-name="表29.C2" office:value-type="string">
            <text:list xml:id="list6629715759304712474" text:style-name="L413">
              <text:list-item>
                <text:p text:style-name="P431">土工さん。叩きをやっていた人。の、一人。頬髭あり。目がギョロッとしている。ガタイがいい。身長は、１７０弱ぐらいか。最後、建物の軒。タバコを吸っているところ。そこにいた、何人かの土工さんたち。の中に、いる。頷いて、挨拶し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8">12</text:p>
          </table:table-cell>
          <table:table-cell table:style-name="表29.B2" office:value-type="string">
            <text:p text:style-name="P9">やってもらったこと</text:p>
          </table:table-cell>
          <table:table-cell table:style-name="表29.C2" office:value-type="string">
            <text:list xml:id="list7946132782581198733" text:style-name="L414">
              <text:list-item>
                <text:p text:style-name="P432">終盤。あと、1マスぐらいの段階か。バイブを繰っている。電源コードが、私の後ろで、たるんでいる。それを、さらに後ろへ、投げ遣ろうとする。思うように、後ろへ行かない。すると、２人目の、私が担当した人、コードを、より奥へ、引き込んでくれる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危険予知、危険感知</text:p>
          </table:table-cell>
          <table:table-cell table:style-name="表29.C2" office:value-type="string">
            <text:list xml:id="list882214607254326953" text:style-name="L415">
              <text:list-item>
                <text:p text:style-name="P433"/>
              </text:list-item>
            </text:list>
          </table:table-cell>
        </table:table-row>
      </table:table>
      <text:p text:style-name="P13"><text:soft-page-break/></text:p>
      <text:p text:style-name="P4">[/ XXXX] 20220626_102510</text:p>
      <text:p text:style-name="P5"/>
      <text:p text:style-name="P5"/>
      <text:p text:style-name="P7"/>
      <text:p text:style-name="P5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7</text:span><text:span text:style-name="T5">/1</text:span><text:span text:style-name="T4"> f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8">1</text:p>
          </table:table-cell>
          <table:table-cell table:style-name="表30.B1" office:value-type="string">
            <text:p text:style-name="P8">現場</text:p>
          </table:table-cell>
          <table:table-cell table:style-name="表30.C1" office:value-type="string">
            <text:p text:style-name="P11">四谷プロジェクト</text:p>
          </table:table-cell>
        </table:table-row>
        <table:table-row>
          <table:table-cell table:style-name="表30.A2" office:value-type="float" office:value="2">
            <text:p text:style-name="P8">2</text:p>
          </table:table-cell>
          <table:table-cell table:style-name="表30.B2" office:value-type="string">
            <text:p text:style-name="P8">天気</text:p>
          </table:table-cell>
          <table:table-cell table:style-name="表30.C2" office:value-type="string">
            <text:p text:style-name="P11">晴れ。雲、ほぼ、なし。午後、２時すぎか、ちらほら、薄い雲。</text:p>
          </table:table-cell>
        </table:table-row>
        <table:table-row>
          <table:table-cell table:style-name="表30.A2" office:value-type="float" office:value="3">
            <text:p text:style-name="P8">3</text:p>
          </table:table-cell>
          <table:table-cell table:style-name="表30.B2" office:value-type="string">
            <text:p text:style-name="P8">最寄り</text:p>
          </table:table-cell>
          <table:table-cell table:style-name="表30.C2" office:value-type="string">
            <text:p text:style-name="P11">四ツ谷駅</text:p>
          </table:table-cell>
        </table:table-row>
        <table:table-row>
          <table:table-cell table:style-name="表30.B2" office:value-type="string">
            <text:p text:style-name="P8">3-2</text:p>
            <text:p text:style-name="P8"/>
          </table:table-cell>
          <table:table-cell table:style-name="表30.B2" office:value-type="string">
            <text:p text:style-name="P9">開始／終了時刻</text:p>
          </table:table-cell>
          <table:table-cell table:style-name="表30.C2" office:value-type="string">
            <text:list xml:id="list7351417109531227845" text:style-name="L416">
              <text:list-item>
                <text:p text:style-name="P434">開始</text:p>
              </text:list-item>
              <text:list-item>
                <text:p text:style-name="P434">詰所到着　：　１６：３０ぐらいか。１６時は、回っている。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8">4</text:p>
          </table:table-cell>
          <table:table-cell table:style-name="表30.B2" office:value-type="string">
            <text:p text:style-name="P8">他職：ポンプ</text:p>
          </table:table-cell>
          <table:table-cell table:style-name="表30.C2" office:value-type="string">
            <text:list xml:id="list8764955855931972508" text:style-name="L417">
              <text:list-item>
                <text:p text:style-name="P435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8">5</text:p>
          </table:table-cell>
          <table:table-cell table:style-name="表30.B2" office:value-type="string">
            <text:p text:style-name="P8">他職：土工さん</text:p>
          </table:table-cell>
          <table:table-cell table:style-name="表30.C2" office:value-type="string">
            <text:list xml:id="list4718536509069612947" text:style-name="L418">
              <text:list-item>
                <text:p text:style-name="P436">バイブ２人。柱の時も、２人だったか。私の担当した人、４０ぐらいか。背が高い。顔立ちが、はっきりした作り。阿部寛のような輪郭。</text:p>
              </text:list-item>
              <text:list-item>
                <text:p text:style-name="P436">もうひとり。職長さんか。６０ぐらいか。顔に、シワ多し。メガネ、あり。スラブ担当の監督さんに、始終、説教を告げている。最後、１時間ぐらいか、私は、私が受け持っていたバイブ、この人が担当する。</text:p>
                <text:list>
                  <text:list-item>
                    <text:p text:style-name="P436">最後、もう上がっていいよ、と言ってくれる。</text:p>
                  </text:list-item>
                </text:list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8">6</text:p>
          </table:table-cell>
          <table:table-cell table:style-name="表30.B2" office:value-type="string">
            <text:p text:style-name="P8">他職：電気屋さんの相番の人</text:p>
          </table:table-cell>
          <table:table-cell table:style-name="表30.C2" office:value-type="string">
            <text:list xml:id="list7081109348254251288" text:style-name="L419">
              <text:list-item>
                <text:p text:style-name="P437">設備の相番。東和から。３０半ばか。若い。メガネ、あり。丸っこい輪郭。フード付きの、空調服。藤沢営業所に登録。</text:p>
              </text:list-item>
            </text:list>
          </table:table-cell>
        </table:table-row>
        <table:table-row>
          <table:table-cell table:style-name="表30.B2" office:value-type="string">
            <text:p text:style-name="P8">6--2</text:p>
          </table:table-cell>
          <table:table-cell table:style-name="表30.B2" office:value-type="string">
            <text:p text:style-name="P8">他職：<text:span text:style-name="T2">警備</text:span></text:p>
          </table:table-cell>
          <table:table-cell table:style-name="表30.C2" office:value-type="string">
            <text:list xml:id="list8624641769769189361" text:style-name="L420">
              <text:list-item>
                <text:p text:style-name="P438"/>
              </text:list-item>
            </text:list>
          </table:table-cell>
        </table:table-row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土間屋さん</text:span></text:p>
          </table:table-cell>
          <table:table-cell table:style-name="表30.C2" office:value-type="string">
            <text:list xml:id="list2338771593798766060" text:style-name="L421">
              <text:list-item>
                <text:p text:style-name="P439"/>
              </text:list-item>
            </text:list>
          </table:table-cell>
        </table:table-row>
        <text:soft-page-break/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大工さん</text:span></text:p>
          </table:table-cell>
          <table:table-cell table:style-name="表30.C2" office:value-type="string">
            <text:list xml:id="list6895658438595143986" text:style-name="L422">
              <text:list-item>
                <text:p text:style-name="P440"/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8">7</text:p>
          </table:table-cell>
          <table:table-cell table:style-name="表30.B2" office:value-type="string">
            <text:p text:style-name="P8">監督さん</text:p>
          </table:table-cell>
          <table:table-cell table:style-name="表30.C2" office:value-type="string">
            <text:list xml:id="list2900091458150829918" text:style-name="L423">
              <text:list-item>
                <text:p text:style-name="P441">スラブ担当、２人。上役の人（P1）は、３０後半ぐらいか。始まりの頃、コードを配線している。送風機のために。続けて、送風機を、２台ぐらいか、置く。</text:p>
              </text:list-item>
              <text:list-item>
                <text:p text:style-name="P441">もうひとりの監督さん（P2）。２０後半ぐらいか。見た目、若い。P1の人、P2の人に、たびたび、怒鳴り声をあげる。呼び捨て。送風機設置の時、お前もやれよ！と、叱責している。</text:p>
              </text:list-item>
            </text:list>
          </table:table-cell>
        </table:table-row>
        <table:table-row>
          <table:table-cell table:style-name="表30.A2" office:value-type="float" office:value="8">
            <text:p text:style-name="P8">8</text:p>
          </table:table-cell>
          <table:table-cell table:style-name="表30.B2" office:value-type="string">
            <text:p text:style-name="P8">発注者の方</text:p>
          </table:table-cell>
          <table:table-cell table:style-name="表30.C2" office:value-type="string">
            <text:list xml:id="list2829858028052121118" text:style-name="L424">
              <text:list-item>
                <text:p text:style-name="P442">菅谷さん。職方の人。休憩時、躯体の犬走りの場所で、顔を合わせる。どう？といったことを、聞いてくれたか。身体が、こちらを向いてくれている。意識を、こちらに向けてくれている、と言おうか。</text:p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東和からの同僚</text:p>
          </table:table-cell>
          <table:table-cell table:style-name="表30.C2" office:value-type="string">
            <text:list xml:id="list7769668567643511620" text:style-name="L425">
              <text:list-item>
                <text:p text:style-name="P443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8">9</text:p>
          </table:table-cell>
          <table:table-cell table:style-name="表30.B2" office:value-type="string">
            <text:p text:style-name="P8">現場見取り図</text:p>
          </table:table-cell>
          <table:table-cell table:style-name="表30.C2" office:value-type="string">
            <text:p text:style-name="P12"/>
          </table:table-cell>
        </table:table-row>
        <table:table-row>
          <table:table-cell table:style-name="表30.A2" office:value-type="float" office:value="10">
            <text:p text:style-name="P8">10</text:p>
          </table:table-cell>
          <table:table-cell table:style-name="表30.B2" office:value-type="string">
            <text:p text:style-name="P9">段取り</text:p>
          </table:table-cell>
          <table:table-cell table:style-name="表30.C2" office:value-type="string">
            <text:list xml:id="list8822160938585142359" text:style-name="L426">
              <text:list-item>
                <text:p text:style-name="P444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行き帰りでの出来事、見聞</text:p>
          </table:table-cell>
          <table:table-cell table:style-name="表30.C2" office:value-type="string">
            <text:list xml:id="list53045398378120764" text:style-name="L427">
              <text:list-item>
                <text:p text:style-name="P445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周囲の事物</text:p>
          </table:table-cell>
          <table:table-cell table:style-name="表30.C2" office:value-type="string">
            <text:list xml:id="list4239373662050826979" text:style-name="L428">
              <text:list-item>
                <text:p text:style-name="P446"/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8">11</text:p>
          </table:table-cell>
          <table:table-cell table:style-name="表30.B2" office:value-type="string">
            <text:p text:style-name="P9">その他</text:p>
          </table:table-cell>
          <table:table-cell table:style-name="表30.C2" office:value-type="string">
            <text:list xml:id="list8138569486905130903" text:style-name="L429">
              <text:list-item>
                <text:p text:style-name="P447"/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8">12</text:p>
          </table:table-cell>
          <table:table-cell table:style-name="表30.B2" office:value-type="string">
            <text:p text:style-name="P9">やってもらったこと</text:p>
          </table:table-cell>
          <table:table-cell table:style-name="表30.C2" office:value-type="string">
            <text:list xml:id="list2444712277848019091" text:style-name="L430">
              <text:list-item>
                <text:p text:style-name="P448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危険予知、危険感知</text:p>
          </table:table-cell>
          <table:table-cell table:style-name="表30.C2" office:value-type="string">
            <text:list xml:id="list6425013316248621305" text:style-name="L431">
              <text:list-item>
                <text:p text:style-name="P449">弁当箱。今回は、大きめの型だった。移動させるとき、ややもすると、ぎっくりをやってしまう。まず、身体の姿勢を作ってから、持ち上げの動作を始める。</text:p>
              </text:list-item>
              <text:list-item>
                <text:p text:style-name="P449">要点は、姿勢について、重心を、より、身体の芯に、近いところに取る。</text:p>
              </text:list-item>
            </text:list>
          </table:table-cell>
        </table:table-row>
      </table:table>
      <text:p text:style-name="P13"/>
      <text:p text:style-name="P4">[/ XXXX] 20220703_093623</text:p>
      <text:p text:style-name="P5"/>
      <text:p text:style-name="P5"/>
      <text:p text:style-name="P7"><text:soft-page-break/></text:p>
      <text:p text:style-name="P5"/>
      <text:p text:style-name="P2">---------------------------------------------------------------</text:p>
      <text:p text:style-name="P4">[XXX] 20220713_012752</text:p>
      <text:p text:style-name="P13">myself / towa diary / XXX</text:p>
      <text:p text:style-name="P3"><text:span text:style-name="T3">作業日：7</text:span><text:span text:style-name="T5">/9</text:span><text:span text:style-name="T4"> sa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float" office:value="1">
            <text:p text:style-name="P8">1</text:p>
          </table:table-cell>
          <table:table-cell table:style-name="表31.B1" office:value-type="string">
            <text:p text:style-name="P8">現場</text:p>
          </table:table-cell>
          <table:table-cell table:style-name="表31.C1" office:value-type="string">
            <text:p text:style-name="P11">中延プロジェクト</text:p>
          </table:table-cell>
        </table:table-row>
        <table:table-row>
          <table:table-cell table:style-name="表31.A2" office:value-type="float" office:value="2">
            <text:p text:style-name="P8">2</text:p>
          </table:table-cell>
          <table:table-cell table:style-name="表31.B2" office:value-type="string">
            <text:p text:style-name="P8">天気</text:p>
          </table:table-cell>
          <table:table-cell table:style-name="表31.C2" office:value-type="string">
            <text:p text:style-name="P11">晴れ。雲、あり。昼過ぎ、一度、直射、照る。</text:p>
          </table:table-cell>
        </table:table-row>
        <table:table-row>
          <table:table-cell table:style-name="表31.A2" office:value-type="float" office:value="3">
            <text:p text:style-name="P8">3</text:p>
          </table:table-cell>
          <table:table-cell table:style-name="表31.B2" office:value-type="string">
            <text:p text:style-name="P8">最寄り</text:p>
          </table:table-cell>
          <table:table-cell table:style-name="表31.C2" office:value-type="string">
            <text:p text:style-name="P11">中延駅</text:p>
          </table:table-cell>
        </table:table-row>
        <table:table-row>
          <table:table-cell table:style-name="表31.B2" office:value-type="string">
            <text:p text:style-name="P8">3-2</text:p>
            <text:p text:style-name="P8"/>
          </table:table-cell>
          <table:table-cell table:style-name="表31.B2" office:value-type="string">
            <text:p text:style-name="P9">開始／終了時刻</text:p>
          </table:table-cell>
          <table:table-cell table:style-name="表31.C2" office:value-type="string">
            <text:list xml:id="list3374448385192631129" text:style-name="L432">
              <text:list-item>
                <text:p text:style-name="P450">開始　：　９：１５ぐらいか</text:p>
              </text:list-item>
              <text:list-item>
                <text:p text:style-name="P450">詰所到着　：　１６：３０？</text:p>
              </text:list-item>
            </text:list>
          </table:table-cell>
        </table:table-row>
        <table:table-row>
          <table:table-cell table:style-name="表31.A2" office:value-type="float" office:value="4">
            <text:p text:style-name="P8">4</text:p>
          </table:table-cell>
          <table:table-cell table:style-name="表31.B2" office:value-type="string">
            <text:p text:style-name="P8">他職：ポンプ</text:p>
          </table:table-cell>
          <table:table-cell table:style-name="表31.C2" office:value-type="string">
            <text:list xml:id="list6695735449859320557" text:style-name="L433">
              <text:list-item>
                <text:p text:style-name="P451">マルエス興業</text:p>
              </text:list-item>
            </text:list>
          </table:table-cell>
        </table:table-row>
        <table:table-row>
          <table:table-cell table:style-name="表31.A2" office:value-type="float" office:value="5">
            <text:p text:style-name="P8">5</text:p>
          </table:table-cell>
          <table:table-cell table:style-name="表31.B2" office:value-type="string">
            <text:p text:style-name="P8">他職：土工さん</text:p>
          </table:table-cell>
          <table:table-cell table:style-name="表31.C2" office:value-type="string">
            <text:list xml:id="list7889944919288649803" text:style-name="L434">
              <text:list-item>
                <text:p text:style-name="P452">鳶の人達と、同じ会社か。</text:p>
              </text:list-item>
              <text:list-item>
                <text:p text:style-name="P452">バイブ、２人。前半、親方さんと、もう一人は、若い人。３０前半か。私は、親方さんのバイブを担当。</text:p>
              </text:list-item>
              <text:list-item>
                <text:p text:style-name="P452">後半。親方さんが、交代。オレンジ色の長靴の人。６０過ぎているか。年配の顔立ち。１６５ぐらい。小柄。</text:p>
              </text:list-item>
            </text:list>
          </table:table-cell>
        </table:table-row>
        <table:table-row>
          <table:table-cell table:style-name="表31.A2" office:value-type="float" office:value="6">
            <text:p text:style-name="P8">6</text:p>
          </table:table-cell>
          <table:table-cell table:style-name="表31.B2" office:value-type="string">
            <text:p text:style-name="P8">他職：電気屋さんの相番の人</text:p>
          </table:table-cell>
          <table:table-cell table:style-name="表31.C2" office:value-type="string">
            <text:list xml:id="list2502791783745724869" text:style-name="L435">
              <text:list-item>
                <text:p text:style-name="P453">本職の人か。１７５ぐらい。痩せている。結婚指輪、あり。朝、電話している。自分の勤める会社の人か、取引相手の人か。社会人風の（勤め人風の、と言おうか）、受け答え。</text:p>
              </text:list-item>
            </text:list>
          </table:table-cell>
        </table:table-row>
        <table:table-row>
          <table:table-cell table:style-name="表31.B2" office:value-type="string">
            <text:p text:style-name="P8">6--2</text:p>
          </table:table-cell>
          <table:table-cell table:style-name="表31.B2" office:value-type="string">
            <text:p text:style-name="P8">他職：<text:span text:style-name="T2">警備</text:span></text:p>
          </table:table-cell>
          <table:table-cell table:style-name="表31.C2" office:value-type="string">
            <text:list xml:id="list6274850822554552876" text:style-name="L436">
              <text:list-item>
                <text:p text:style-name="P454">３人。頭の人、朝、６時半ぐらい。もう来ている。１７５弱。４０代、行っているか。３０後半か。痩せ気味。日に焼けている。誘導。声が大きい。[右側をお通りくださーい]。</text:p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土間屋さん</text:span></text:p>
          </table:table-cell>
          <table:table-cell table:style-name="表31.C2" office:value-type="string">
            <text:list xml:id="list3921631683427180364" text:style-name="L437">
              <text:list-item>
                <text:p text:style-name="P455">１人か。５０代後半。あるいは、６０代。ガタイがいい。１７０弱か。</text:p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大工さん</text:span></text:p>
          </table:table-cell>
          <table:table-cell table:style-name="表31.C2" office:value-type="string">
            <text:list xml:id="list6926694511696952897" text:style-name="L438">
              <text:list-item>
                <text:p text:style-name="P456">打設中、型枠を作成している。ダメ穴の四方に嵌めるもの。</text:p>
              </text:list-item>
            </text:list>
          </table:table-cell>
        </table:table-row>
        <table:table-row>
          <table:table-cell table:style-name="表31.A2" office:value-type="float" office:value="7">
            <text:p text:style-name="P8">7</text:p>
          </table:table-cell>
          <table:table-cell table:style-name="表31.B2" office:value-type="string">
            <text:p text:style-name="P8">監督さん</text:p>
          </table:table-cell>
          <table:table-cell table:style-name="表31.C2" office:value-type="string">
            <text:list xml:id="list9016456351888480477" text:style-name="L439">
              <text:list-item>
                <text:p text:style-name="P457">３人。スラブ担当は、２人。一人は、３０前後か。１６５少し。あまり喋らず。最後、追加を１台。鳶の頭の人に、[月曜でいいだろう！]、と言われる。苦笑いを薄く見<text:soft-page-break/>せる。</text:p>
              </text:list-item>
              <text:list-item>
                <text:p text:style-name="P457">もう一人の人。４０後半、あるいは５０行ってるか。顔の輪郭、縦長。梁用の、コンクリ止めのための、仕切り細工。傍らで、作っている。</text:p>
              </text:list-item>
            </text:list>
          </table:table-cell>
        </table:table-row>
        <table:table-row>
          <table:table-cell table:style-name="表31.A2" office:value-type="float" office:value="8">
            <text:p text:style-name="P8">8</text:p>
          </table:table-cell>
          <table:table-cell table:style-name="表31.B2" office:value-type="string">
            <text:p text:style-name="P8">発注者の方</text:p>
          </table:table-cell>
          <table:table-cell table:style-name="表31.C2" office:value-type="string">
            <text:list xml:id="list5425034906215386284" text:style-name="L440">
              <text:list-item>
                <text:p text:style-name="P458">朝、電話に出てくれる。その日は、ホクシンの人は誰も行かない。熱中症、気をつけてくれ。</text:p>
              </text:list-item>
              <text:list-item>
                <text:p text:style-name="P458">終了時、電話に出ず。</text:p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東和からの同僚</text:p>
          </table:table-cell>
          <table:table-cell table:style-name="表31.C2" office:value-type="string">
            <text:list xml:id="list6808376488335318077" text:style-name="L441">
              <text:list-item>
                <text:p text:style-name="P459"/>
              </text:list-item>
            </text:list>
          </table:table-cell>
        </table:table-row>
        <table:table-row>
          <table:table-cell table:style-name="表31.A2" office:value-type="float" office:value="9">
            <text:p text:style-name="P8">9</text:p>
          </table:table-cell>
          <table:table-cell table:style-name="表31.B2" office:value-type="string">
            <text:p text:style-name="P8">現場見取り図</text:p>
          </table:table-cell>
          <table:table-cell table:style-name="表31.C2" office:value-type="string">
            <text:p text:style-name="P12"/>
          </table:table-cell>
        </table:table-row>
        <table:table-row>
          <table:table-cell table:style-name="表31.A2" office:value-type="float" office:value="10">
            <text:p text:style-name="P8">10</text:p>
          </table:table-cell>
          <table:table-cell table:style-name="表31.B2" office:value-type="string">
            <text:p text:style-name="P9">段取り</text:p>
          </table:table-cell>
          <table:table-cell table:style-name="表31.C2" office:value-type="string">
            <text:list xml:id="list3326678083108883640" text:style-name="L442">
              <text:list-item>
                <text:p text:style-name="P460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行き帰りでの出来事、見聞</text:p>
          </table:table-cell>
          <table:table-cell table:style-name="表31.C2" office:value-type="string">
            <text:list xml:id="list8706113025828300166" text:style-name="L443">
              <text:list-item>
                <text:p text:style-name="P461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周囲の事物</text:p>
          </table:table-cell>
          <table:table-cell table:style-name="表31.C2" office:value-type="string">
            <text:list xml:id="list8318065374432149971" text:style-name="L444">
              <text:list-item>
                <text:p text:style-name="P462"/>
              </text:list-item>
            </text:list>
          </table:table-cell>
        </table:table-row>
        <table:table-row>
          <table:table-cell table:style-name="表31.A2" office:value-type="float" office:value="11">
            <text:p text:style-name="P8">11</text:p>
          </table:table-cell>
          <table:table-cell table:style-name="表31.B2" office:value-type="string">
            <text:p text:style-name="P9">その他</text:p>
          </table:table-cell>
          <table:table-cell table:style-name="表31.C2" office:value-type="string">
            <text:list xml:id="list4889950914359289572" text:style-name="L445">
              <text:list-item>
                <text:p text:style-name="P463"/>
              </text:list-item>
            </text:list>
          </table:table-cell>
        </table:table-row>
        <table:table-row>
          <table:table-cell table:style-name="表31.A2" office:value-type="float" office:value="12">
            <text:p text:style-name="P8">12</text:p>
          </table:table-cell>
          <table:table-cell table:style-name="表31.B2" office:value-type="string">
            <text:p text:style-name="P9">やってもらったこと</text:p>
          </table:table-cell>
          <table:table-cell table:style-name="表31.C2" office:value-type="string">
            <text:list xml:id="list97237201210133213" text:style-name="L446">
              <text:list-item>
                <text:p text:style-name="P464">土工の親方さん。初盤、私がバイブを担当した人。最後、追加待ち。トイレに行く。戻って、打設点の近くで、ウンザリな気分で立つ。すると、私に手で合図を送る。もう上がっていい、との意味。</text:p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危険予知、危険感知</text:p>
          </table:table-cell>
          <table:table-cell table:style-name="表31.C2" office:value-type="string">
            <text:list xml:id="list7237770470902284794" text:style-name="L447">
              <text:list-item>
                <text:p text:style-name="P465">差し金。に、足を引っ掛けて、転倒。ありうる。しそうになったこと、幾度か、記憶にある。</text:p>
              </text:list-item>
              <text:list-item>
                <text:p text:style-name="P465">（対策）下見の際に、開口部、端部の位置、を知る。に、加えて、差し金の有無、位置。も、知る。</text:p>
              </text:list-item>
            </text:list>
          </table:table-cell>
        </table:table-row>
      </table:table>
      <text:p text:style-name="P13"/>
      <text:p text:style-name="P4">[/ XXXX] 20220713_095316</text:p>
      <text:p text:style-name="P5"/>
      <text:p text:style-name="P7"/>
      <text:p text:style-name="P2">---------------------------------------------------------------</text:p>
      <text:p text:style-name="P4">[XXX] 20220717_101058</text:p>
      <text:p text:style-name="P13">myself / towa diary / XXX</text:p>
      <text:p text:style-name="P3"><text:span text:style-name="T3">作業日：7</text:span><text:span text:style-name="T5">/15</text:span><text:span text:style-name="T4"> </text:span><text:span text:style-name="T6">f</text:span></text:p>
      <table:table table:name="表32" table:style-name="表32">
        <table:table-column table:style-name="表32.A"/>
        <table:table-column table:style-name="表32.B"/>
        <table:table-column table:style-name="表32.C"/>
        <text:soft-page-break/>
        <table:table-row>
          <table:table-cell table:style-name="表32.A1" office:value-type="float" office:value="1">
            <text:p text:style-name="P8">1</text:p>
          </table:table-cell>
          <table:table-cell table:style-name="表32.B1" office:value-type="string">
            <text:p text:style-name="P8">現場</text:p>
          </table:table-cell>
          <table:table-cell table:style-name="表32.C1" office:value-type="string">
            <text:p text:style-name="P11">わかたけ都筑特別用語老人ホーム</text:p>
          </table:table-cell>
        </table:table-row>
        <table:table-row>
          <table:table-cell table:style-name="表32.A2" office:value-type="float" office:value="2">
            <text:p text:style-name="P8">2</text:p>
          </table:table-cell>
          <table:table-cell table:style-name="表32.B2" office:value-type="string">
            <text:p text:style-name="P8">天気</text:p>
          </table:table-cell>
          <table:table-cell table:style-name="表32.C2" office:value-type="string">
            <text:p text:style-name="P11"/>
          </table:table-cell>
        </table:table-row>
        <table:table-row>
          <table:table-cell table:style-name="表32.A2" office:value-type="float" office:value="3">
            <text:p text:style-name="P8">3</text:p>
          </table:table-cell>
          <table:table-cell table:style-name="表32.B2" office:value-type="string">
            <text:p text:style-name="P8">最寄り</text:p>
          </table:table-cell>
          <table:table-cell table:style-name="表32.C2" office:value-type="string">
            <text:p text:style-name="P11">市が尾駅（電車）、千代橋（バス）</text:p>
          </table:table-cell>
        </table:table-row>
        <table:table-row>
          <table:table-cell table:style-name="表32.B2" office:value-type="string">
            <text:p text:style-name="P8">3-2</text:p>
            <text:p text:style-name="P8"/>
          </table:table-cell>
          <table:table-cell table:style-name="表32.B2" office:value-type="string">
            <text:p text:style-name="P9">開始／終了時刻</text:p>
          </table:table-cell>
          <table:table-cell table:style-name="表32.C2" office:value-type="string">
            <text:list xml:id="list933995772037590964" text:style-name="L448">
              <text:list-item>
                <text:p text:style-name="P466">開始　：　　９：３０か。もう少し、遅いか。</text:p>
              </text:list-item>
              <text:list-item>
                <text:p text:style-name="P466">詰所到着　：　１９：１０ぐらい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8">4</text:p>
          </table:table-cell>
          <table:table-cell table:style-name="表32.B2" office:value-type="string">
            <text:p text:style-name="P8">他職：ポンプ</text:p>
          </table:table-cell>
          <table:table-cell table:style-name="表32.C2" office:value-type="string">
            <text:list xml:id="list4403684609979146406" text:style-name="L449">
              <text:list-item>
                <text:p text:style-name="P467">[ARAI]。自分のいた班。３人。</text:p>
              </text:list-item>
              <text:list-item>
                <text:p text:style-name="P467">親方さん。小柄。日に焼けている。５０ぐらいか。笑うと、目尻にシワ。何本か、深めの。</text:p>
              </text:list-item>
              <text:list-item>
                <text:p text:style-name="P467">他の２人。ひとりは、ベトナムか。３０ぐらいか。１７３ぐらい。痩せている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8">5</text:p>
          </table:table-cell>
          <table:table-cell table:style-name="表32.B2" office:value-type="string">
            <text:p text:style-name="P8">他職：土工さん</text:p>
          </table:table-cell>
          <table:table-cell table:style-name="表32.C2" office:value-type="string">
            <text:list xml:id="list6259030149750380208" text:style-name="L450">
              <text:list-item>
                <text:p text:style-name="P468">[鈴木土木]　[芹沢興業]。二つの名前、１つのヘルメットに。</text:p>
              </text:list-item>
              <text:list-item>
                <text:p text:style-name="P468">初盤。奥の区画の班。途中、ボイドを補強の作業も、実行。しばらくして、私の担当していたバイブの人、土工の親方さん。[スイッチやらないなら、邪魔だから、向こう（もう一つの班）に行け]。</text:p>
                <text:list>
                  <text:list-item>
                    <text:p text:style-name="P468">申し訳ない、と謝る。しばらく、続けて、コードを持つ。スラブ担当の監督さん、来る。どうしたのか？と尋ねる。事情を、私の言葉で伝える。慮ったあと、監督さんに、向こうの班へ行ってもいいですよ、と伝える。もう一つの班へ、移る。</text:p>
                  </text:list-item>
                </text:list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8">6</text:p>
          </table:table-cell>
          <table:table-cell table:style-name="表32.B2" office:value-type="string">
            <text:p text:style-name="P8">他職：電気屋さんの相番の人</text:p>
          </table:table-cell>
          <table:table-cell table:style-name="表32.C2" office:value-type="string">
            <text:list xml:id="list2471301045941577808" text:style-name="L451">
              <text:list-item>
                <text:p text:style-name="P469">奥の班に、一人。女の人。前回、いた人、だろう。</text:p>
              </text:list-item>
            </text:list>
          </table:table-cell>
        </table:table-row>
        <table:table-row>
          <table:table-cell table:style-name="表32.B2" office:value-type="string">
            <text:p text:style-name="P8">6--2</text:p>
          </table:table-cell>
          <table:table-cell table:style-name="表32.B2" office:value-type="string">
            <text:p text:style-name="P8">他職：<text:span text:style-name="T2">警備</text:span></text:p>
          </table:table-cell>
          <table:table-cell table:style-name="表32.C2" office:value-type="string">
            <text:list xml:id="list4746891174589856787" text:style-name="L452">
              <text:list-item>
                <text:p text:style-name="P470"/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土間屋さん</text:span></text:p>
          </table:table-cell>
          <table:table-cell table:style-name="表32.C2" office:value-type="string">
            <text:list xml:id="list6985524720729875803" text:style-name="L453">
              <text:list-item>
                <text:p text:style-name="P471">親方さんか、黄土色の、ウインブレ。割腹、よし。打設が中断しているとき、スラブに腰を降ろして、他の同僚の何人かと、談笑。一度、レベルに私が掛かっていて、どくように、声を受けた。</text:p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大工さん</text:span></text:p>
          </table:table-cell>
          <table:table-cell table:style-name="表32.C2" office:value-type="string">
            <text:list xml:id="list7564846394472474586" text:style-name="L454">
              <text:list-item>
                <text:p text:style-name="P472"/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8">7</text:p>
          </table:table-cell>
          <table:table-cell table:style-name="表32.B2" office:value-type="string">
            <text:p text:style-name="P8">監督さん</text:p>
          </table:table-cell>
          <table:table-cell table:style-name="表32.C2" office:value-type="string">
            <text:list xml:id="list2195356039684238865" text:style-name="L455">
              <text:list-item>
                <text:p text:style-name="P473">スラブ担当の人。３０前半ぐらいか。朝一の、土工の親方さんの一件のとき、対応してくれる。</text:p>
              </text:list-item>
              <text:list-item>
                <text:p text:style-name="P473">後、一度、結束線の所望を、私に依頼する。</text:p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8">8</text:p>
          </table:table-cell>
          <table:table-cell table:style-name="表32.B2" office:value-type="string">
            <text:p text:style-name="P8">発注者<text:soft-page-break/>の方</text:p>
          </table:table-cell>
          <table:table-cell table:style-name="表32.C2" office:value-type="string">
            <text:list xml:id="list7671580636536461037" text:style-name="L456">
              <text:list-item>
                <text:p text:style-name="P474">遠藤さん（指示書に、漢字書き）。顎鬚だったか、生や<text:soft-page-break/>している。前回は、なかったとの記憶。ボイドが１本、動いてしまったもの、手直しを頼む。やってくれる。１２番、との掲示をつけた、柱。の、四隅の１つ。の、すぐ脇。</text:p>
              </text:list-item>
              <text:list-item>
                <text:p text:style-name="P474">勤務の状況。８時には、帰っている。とのこと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東和からの同僚</text:p>
          </table:table-cell>
          <table:table-cell table:style-name="表32.C2" office:value-type="string">
            <text:list xml:id="list6384539305721273147" text:style-name="L457">
              <text:list-item>
                <text:p text:style-name="P475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8">9</text:p>
          </table:table-cell>
          <table:table-cell table:style-name="表32.B2" office:value-type="string">
            <text:p text:style-name="P8">現場見取り図</text:p>
          </table:table-cell>
          <table:table-cell table:style-name="表32.C2" office:value-type="string">
            <text:p text:style-name="P12"/>
          </table:table-cell>
        </table:table-row>
        <table:table-row>
          <table:table-cell table:style-name="表32.A2" office:value-type="float" office:value="10">
            <text:p text:style-name="P8">10</text:p>
          </table:table-cell>
          <table:table-cell table:style-name="表32.B2" office:value-type="string">
            <text:p text:style-name="P9">段取り</text:p>
          </table:table-cell>
          <table:table-cell table:style-name="表32.C2" office:value-type="string">
            <text:list xml:id="list1353723922496865998" text:style-name="L458">
              <text:list-item>
                <text:p text:style-name="P476"/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行き帰りでの出来事、見聞</text:p>
          </table:table-cell>
          <table:table-cell table:style-name="表32.C2" office:value-type="string">
            <text:list xml:id="list8464807654391870244" text:style-name="L459">
              <text:list-item>
                <text:p text:style-name="P477">帰路。市が尾駅、バス停留所。停留番所の一つにて、男女の１組。男性が、何かを説明している。女性は、[へえー、そうなんだ]という趣旨の受け答え。</text:p>
              </text:list-item>
              <text:list-item>
                <text:p text:style-name="P477">市が尾からの、東急線。車内。隅のシート。男女、１組。女性は、３０半ば、４０ぐらいか。今風。髪はショート。色白。やせ型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周囲の事物</text:p>
          </table:table-cell>
          <table:table-cell table:style-name="表32.C2" office:value-type="string">
            <text:list xml:id="list5876768077352411578" text:style-name="L460">
              <text:list-item>
                <text:p text:style-name="P478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8">11</text:p>
          </table:table-cell>
          <table:table-cell table:style-name="表32.B2" office:value-type="string">
            <text:p text:style-name="P9">その他</text:p>
          </table:table-cell>
          <table:table-cell table:style-name="表32.C2" office:value-type="string">
            <text:list xml:id="list8499927252116890635" text:style-name="L461">
              <text:list-item>
                <text:p text:style-name="P479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8">12</text:p>
          </table:table-cell>
          <table:table-cell table:style-name="表32.B2" office:value-type="string">
            <text:p text:style-name="P9">やってもらったこと</text:p>
          </table:table-cell>
          <table:table-cell table:style-name="表32.C2" office:value-type="string">
            <text:list xml:id="list853964882366201284" text:style-name="L462">
              <text:list-item>
                <text:p text:style-name="P480">朝方の、バイブの一件。監督さん、そして遠藤さんにも、対応してもらった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危険予知、危険感知</text:p>
          </table:table-cell>
          <table:table-cell table:style-name="表32.C2" office:value-type="string">
            <text:list xml:id="list3394424233242134164" text:style-name="L463">
              <text:list-item>
                <text:p text:style-name="P481">差し金に、かっぱの脚部、引っかかる。破れる。[危険]の分類には入らないだろうが、[受損（じゅそん）]とでも名付けるか。の、範疇。</text:p>
              </text:list-item>
            </text:list>
          </table:table-cell>
        </table:table-row>
      </table:table>
      <text:p text:style-name="P13"/>
      <text:p text:style-name="P4">[/ XXXX] 20220717_103034</text:p>
      <text:p text:style-name="P13"/>
      <text:p text:style-name="P13"/>
      <text:p text:style-name="P7"/>
      <text:p text:style-name="P2">---------------------------------------------------------------</text:p>
      <text:p text:style-name="P4">[XXX] 20220731_114518</text:p>
      <text:p text:style-name="P13">myself / towa diary / XXX</text:p>
      <text:p text:style-name="P3"><text:span text:style-name="T3">作業日：7</text:span><text:span text:style-name="T5">/29</text:span><text:span text:style-name="T4"> f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8">1</text:p>
          </table:table-cell>
          <table:table-cell table:style-name="表33.B1" office:value-type="string">
            <text:p text:style-name="P8">現場</text:p>
          </table:table-cell>
          <table:table-cell table:style-name="表33.C1" office:value-type="string">
            <text:p text:style-name="P11">下作延６丁目計画</text:p>
          </table:table-cell>
        </table:table-row>
        <text:soft-page-break/>
        <table:table-row>
          <table:table-cell table:style-name="表33.A2" office:value-type="float" office:value="2">
            <text:p text:style-name="P8">2</text:p>
          </table:table-cell>
          <table:table-cell table:style-name="表33.B2" office:value-type="string">
            <text:p text:style-name="P8">天気</text:p>
          </table:table-cell>
          <table:table-cell table:style-name="表33.C2" office:value-type="string">
            <text:p text:style-name="P11">晴れ。雲、午前中、あり</text:p>
          </table:table-cell>
        </table:table-row>
        <table:table-row>
          <table:table-cell table:style-name="表33.A2" office:value-type="float" office:value="3">
            <text:p text:style-name="P8">3</text:p>
          </table:table-cell>
          <table:table-cell table:style-name="表33.B2" office:value-type="string">
            <text:p text:style-name="P8">最寄り</text:p>
          </table:table-cell>
          <table:table-cell table:style-name="表33.C2" office:value-type="string">
            <text:p text:style-name="P11">久地駅</text:p>
          </table:table-cell>
        </table:table-row>
        <table:table-row>
          <table:table-cell table:style-name="表33.B2" office:value-type="string">
            <text:p text:style-name="P8">3-2</text:p>
            <text:p text:style-name="P8"/>
          </table:table-cell>
          <table:table-cell table:style-name="表33.B2" office:value-type="string">
            <text:p text:style-name="P9">開始／終了時刻</text:p>
          </table:table-cell>
          <table:table-cell table:style-name="表33.C2" office:value-type="string">
            <text:list xml:id="list2483545426128114585" text:style-name="L496">
              <text:list-item>
                <text:p text:style-name="P512">開始　：　９：３０ぐらいか</text:p>
              </text:list-item>
              <text:list-item>
                <text:p text:style-name="P512">詰所到着　：　１４：１５頃か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8">4</text:p>
          </table:table-cell>
          <table:table-cell table:style-name="表33.B2" office:value-type="string">
            <text:p text:style-name="P8">他職：ポンプ</text:p>
          </table:table-cell>
          <table:table-cell table:style-name="表33.C2" office:value-type="string">
            <text:list xml:id="list5833287386890332267" text:style-name="L464">
              <text:list-item>
                <text:p text:style-name="P482">FUJITAさん。２人。前にも、一緒になったこと、ある。</text:p>
              </text:list-item>
              <text:list-item>
                <text:p text:style-name="P482">職長さん。５０後半か。ガタイがいい。１７３ぐらい。日に焼けている。顔立ちは、怖そう。声を荒らげたのは、１度。初盤。ホースが、タイヤにあたっている。そのタイヤは、ボイドにハマっている。ホースがさらにタイヤを押すと、タイヤが、そのボイドを、押してしまう。</text:p>
              </text:list-item>
              <text:list-item>
                <text:p text:style-name="P482">もうひとり。日本人。痩せている。ひょろっとしている。力がなさそに見える。ホースは、しかし、適切な位置へ、動いている。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8">5</text:p>
          </table:table-cell>
          <table:table-cell table:style-name="表33.B2" office:value-type="string">
            <text:p text:style-name="P8">他職：土工さん</text:p>
          </table:table-cell>
          <table:table-cell table:style-name="表33.C2" office:value-type="string">
            <text:list xml:id="list5231470054479248834" text:style-name="L465">
              <text:list-item>
                <text:p text:style-name="P483">皆、日本人。私の担当した人。こちらを向いて、手を挙げてくれる（スイッチの入れ切りについて）</text:p>
              </text:list-item>
              <text:list-item>
                <text:p text:style-name="P483">終盤、スラブを打っている。私は、後ろで、バイブのコードを引き収めてくれている人に、気を取られている。すると、バイブの方のコードを、余計に引っ張ってしまっている。バイブの人、上記の人が、[あー！？]というような表情を見せる。こちらを向く。咄嗟に、[すいません！]と、詫び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8">6</text:p>
          </table:table-cell>
          <table:table-cell table:style-name="表33.B2" office:value-type="string">
            <text:p text:style-name="P8">他職：電気屋さんの相番の人</text:p>
          </table:table-cell>
          <table:table-cell table:style-name="表33.C2" office:value-type="string">
            <text:list xml:id="list342199715702985170" text:style-name="L466">
              <text:list-item>
                <text:p text:style-name="P484">相番専門の人か。１６５ぐらい。日に焼けている。６０半ばか。老人の見た目。コードの捌きは、自分から、足場に移って、バイブかけをやりやすくするよう、動いている。</text:p>
              </text:list-item>
              <text:list-item>
                <text:p text:style-name="P484">一度。細いボイドが一本。丈の半ば過ぎまで、コンクリが回った頃あい。見ると、蓋が半分程、持ち上がっている。咄嗟に、横へ行く。蓋を開けて、中を見る。コンクリは入っていない。さらに、その場で、手当を続ける。すると、この相番の人が、私に、大きめの声をかける。内容は、聞き取りの範囲では、不詳。[いいよいいよ、そのままで]ということと、受け取る。</text:p>
              </text:list-item>
            </text:list>
          </table:table-cell>
        </table:table-row>
        <table:table-row>
          <table:table-cell table:style-name="表33.B2" office:value-type="string">
            <text:p text:style-name="P8">6--2</text:p>
          </table:table-cell>
          <table:table-cell table:style-name="表33.B2" office:value-type="string">
            <text:p text:style-name="P8">他職：<text:span text:style-name="T2">警備</text:span></text:p>
          </table:table-cell>
          <table:table-cell table:style-name="表33.C2" office:value-type="string">
            <text:list xml:id="list2021901667784827940" text:style-name="L467">
              <text:list-item>
                <text:p text:style-name="P485">３人。朝、一番乗りは、６０前半ぐらいか。[警備の一人です]と、名乗る。</text:p>
              </text:list-item>
              <text:list-item>
                <text:p text:style-name="P485">小柄な人。４０ぐらいか。若く見える。三叉路の場所を受け持つ。誘導棒、と呼ぶのか、を、クルクルと、滑らかに動かす。往来する車への身振り、手馴れた動き。</text:p>
              </text:list-item>
            </text:list>
          </table:table-cell>
        </table:table-row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2">土間屋</text:span><text:soft-page-break/><text:span text:style-name="T2">さん</text:span></text:p>
          </table:table-cell>
          <table:table-cell table:style-name="表33.C2" office:value-type="string">
            <text:list xml:id="list3962055110022283613" text:style-name="L468">
              <text:list-item>
                <text:p text:style-name="P486"/>
              </text:list-item>
            </text:list>
          </table:table-cell>
        </table:table-row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2">大工さん</text:span></text:p>
          </table:table-cell>
          <table:table-cell table:style-name="表33.C2" office:value-type="string">
            <text:list xml:id="list6751951539484595501" text:style-name="L469">
              <text:list-item>
                <text:p text:style-name="P487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8">7</text:p>
          </table:table-cell>
          <table:table-cell table:style-name="表33.B2" office:value-type="string">
            <text:p text:style-name="P8">監督さん</text:p>
          </table:table-cell>
          <table:table-cell table:style-name="表33.C2" office:value-type="string">
            <text:list xml:id="list1012961228265336765" text:style-name="L470">
              <text:list-item>
                <text:p text:style-name="P488">朝礼、スラブ上、ひとり。４０ぐらいか。若く見える。１７５ぐらい。スラリとした体型。顔は、細面。キリリとした目鼻立ち、というのか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8">8</text:p>
          </table:table-cell>
          <table:table-cell table:style-name="表33.B2" office:value-type="string">
            <text:p text:style-name="P8">発注者の方</text:p>
          </table:table-cell>
          <table:table-cell table:style-name="表33.C2" office:value-type="string">
            <text:list xml:id="list4366083996754695204" text:style-name="L471">
              <text:list-item>
                <text:p text:style-name="P489">朝、終了時ともに、電話に出てくれる。朝は、[場所、わかった？]と、尋ねる。</text:p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東和からの同僚</text:p>
          </table:table-cell>
          <table:table-cell table:style-name="表33.C2" office:value-type="string">
            <text:list xml:id="list5598954996311342362" text:style-name="L472">
              <text:list-item>
                <text:p text:style-name="P490"/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8">9</text:p>
          </table:table-cell>
          <table:table-cell table:style-name="表33.B2" office:value-type="string">
            <text:p text:style-name="P8">現場見取り図</text:p>
          </table:table-cell>
          <table:table-cell table:style-name="表33.C2" office:value-type="string">
            <text:p text:style-name="P12"/>
          </table:table-cell>
        </table:table-row>
        <table:table-row>
          <table:table-cell table:style-name="表33.A2" office:value-type="float" office:value="10">
            <text:p text:style-name="P8">10</text:p>
          </table:table-cell>
          <table:table-cell table:style-name="表33.B2" office:value-type="string">
            <text:p text:style-name="P9">段取り</text:p>
          </table:table-cell>
          <table:table-cell table:style-name="表33.C2" office:value-type="string">
            <text:list xml:id="list8389761269447282140" text:style-name="L473">
              <text:list-item>
                <text:p text:style-name="P491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行き帰りでの出来事、見聞</text:p>
          </table:table-cell>
          <table:table-cell table:style-name="表33.C2" office:value-type="string">
            <text:list xml:id="list2017311797047408491" text:style-name="L474">
              <text:list-item>
                <text:p text:style-name="P492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周囲の事物</text:p>
          </table:table-cell>
          <table:table-cell table:style-name="表33.C2" office:value-type="string">
            <text:list xml:id="list1494821919430350481" text:style-name="L475">
              <text:list-item>
                <text:p text:style-name="P493">現場には、自販機なし（日誌に書いた）。正面の道路、反対側。駅方面（久地駅）に、歩いて２０メートルほどか、自販機、１台。１００円の品物、ある。２０メートル、とは、目安としては、戸建ての家、４軒分、ぐらい。</text:p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8">11</text:p>
          </table:table-cell>
          <table:table-cell table:style-name="表33.B2" office:value-type="string">
            <text:p text:style-name="P9">その他</text:p>
          </table:table-cell>
          <table:table-cell table:style-name="表33.C2" office:value-type="string">
            <text:list xml:id="list6776507450130435830" text:style-name="L476">
              <text:list-item>
                <text:p text:style-name="P494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8">12</text:p>
          </table:table-cell>
          <table:table-cell table:style-name="表33.B2" office:value-type="string">
            <text:p text:style-name="P9">やってもらったこと</text:p>
          </table:table-cell>
          <table:table-cell table:style-name="表33.C2" office:value-type="string">
            <text:list xml:id="list6329652872744425080" text:style-name="L477">
              <text:list-item>
                <text:p text:style-name="P495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危険予知、危険感知</text:p>
          </table:table-cell>
          <table:table-cell table:style-name="表33.C2" office:value-type="string">
            <text:list xml:id="list2750133002545499420" text:style-name="L478">
              <text:list-item>
                <text:p text:style-name="P496">足場の昇降。昨日は、骨組みに、鉄筋が置かれている。端が、くの字に曲げてある。ために、先端が、通り道の空間に、突き出ている。悪くすれば、目を刺す。あるいは、肩に刺さる。</text:p>
              </text:list-item>
            </text:list>
          </table:table-cell>
        </table:table-row>
      </table:table>
      <text:p text:style-name="P13"/>
      <text:p text:style-name="P4">[/ XXXX] 20220731_120405</text:p>
      <text:p text:style-name="P13"/>
      <text:p text:style-name="P7">@@@</text:p>
      <text:p text:style-name="P2">---------------------------------------------------------------</text:p>
      <text:p text:style-name="P4">[XXX] </text:p>
      <text:p text:style-name="P13"><text:soft-page-break/>myself / towa diary / XXX</text:p>
      <text:p text:style-name="P3"><text:span text:style-name="T3">作業日：</text:span><text:span text:style-name="T5">XX/</text:span><text:span text:style-name="T4">XX XX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8">1</text:p>
          </table:table-cell>
          <table:table-cell table:style-name="表34.B1" office:value-type="string">
            <text:p text:style-name="P8">現場</text:p>
          </table:table-cell>
          <table:table-cell table:style-name="表34.C1" office:value-type="string">
            <text:p text:style-name="P11"/>
          </table:table-cell>
        </table:table-row>
        <table:table-row>
          <table:table-cell table:style-name="表34.A2" office:value-type="float" office:value="2">
            <text:p text:style-name="P8">2</text:p>
          </table:table-cell>
          <table:table-cell table:style-name="表34.B2" office:value-type="string">
            <text:p text:style-name="P8">天気</text:p>
          </table:table-cell>
          <table:table-cell table:style-name="表34.C2" office:value-type="string">
            <text:p text:style-name="P11"/>
          </table:table-cell>
        </table:table-row>
        <table:table-row>
          <table:table-cell table:style-name="表34.A2" office:value-type="float" office:value="3">
            <text:p text:style-name="P8">3</text:p>
          </table:table-cell>
          <table:table-cell table:style-name="表34.B2" office:value-type="string">
            <text:p text:style-name="P8">最寄り</text:p>
          </table:table-cell>
          <table:table-cell table:style-name="表34.C2" office:value-type="string">
            <text:p text:style-name="P11"/>
          </table:table-cell>
        </table:table-row>
        <table:table-row>
          <table:table-cell table:style-name="表34.B2" office:value-type="string">
            <text:p text:style-name="P8">3-2</text:p>
            <text:p text:style-name="P8"/>
          </table:table-cell>
          <table:table-cell table:style-name="表34.B2" office:value-type="string">
            <text:p text:style-name="P9">開始／終了時刻</text:p>
          </table:table-cell>
          <table:table-cell table:style-name="表34.C2" office:value-type="string">
            <text:list xml:id="list32284959" text:continue-list="list32270650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34.A2" office:value-type="float" office:value="4">
            <text:p text:style-name="P8">4</text:p>
          </table:table-cell>
          <table:table-cell table:style-name="表34.B2" office:value-type="string">
            <text:p text:style-name="P8">他職：ポンプ</text:p>
          </table:table-cell>
          <table:table-cell table:style-name="表34.C2" office:value-type="string">
            <text:list xml:id="list7788967004270312417" text:style-name="L497">
              <text:list-item>
                <text:p text:style-name="P513"/>
              </text:list-item>
            </text:list>
          </table:table-cell>
        </table:table-row>
        <table:table-row>
          <table:table-cell table:style-name="表34.A2" office:value-type="float" office:value="5">
            <text:p text:style-name="P8">5</text:p>
          </table:table-cell>
          <table:table-cell table:style-name="表34.B2" office:value-type="string">
            <text:p text:style-name="P8">他職：土工さん</text:p>
          </table:table-cell>
          <table:table-cell table:style-name="表34.C2" office:value-type="string">
            <text:list xml:id="list6002368571887107905" text:style-name="L498">
              <text:list-item>
                <text:p text:style-name="P514"/>
              </text:list-item>
            </text:list>
          </table:table-cell>
        </table:table-row>
        <table:table-row>
          <table:table-cell table:style-name="表34.A2" office:value-type="float" office:value="6">
            <text:p text:style-name="P8">6</text:p>
          </table:table-cell>
          <table:table-cell table:style-name="表34.B2" office:value-type="string">
            <text:p text:style-name="P8">他職：電気屋さんの相番の人</text:p>
          </table:table-cell>
          <table:table-cell table:style-name="表34.C2" office:value-type="string">
            <text:list xml:id="list8229631072443660817" text:style-name="L499">
              <text:list-item>
                <text:p text:style-name="P515"/>
              </text:list-item>
            </text:list>
          </table:table-cell>
        </table:table-row>
        <table:table-row>
          <table:table-cell table:style-name="表34.B2" office:value-type="string">
            <text:p text:style-name="P8">6--2</text:p>
          </table:table-cell>
          <table:table-cell table:style-name="表34.B2" office:value-type="string">
            <text:p text:style-name="P8">他職：<text:span text:style-name="T2">警備</text:span></text:p>
          </table:table-cell>
          <table:table-cell table:style-name="表34.C2" office:value-type="string">
            <text:list xml:id="list6658387531905668078" text:style-name="L500">
              <text:list-item>
                <text:p text:style-name="P516"/>
              </text:list-item>
            </text:list>
          </table:table-cell>
        </table:table-row>
        <table:table-row>
          <table:table-cell table:style-name="表34.B2" office:value-type="string">
            <text:p text:style-name="P8"/>
          </table:table-cell>
          <table:table-cell table:style-name="表34.B2" office:value-type="string">
            <text:p text:style-name="P8">他職：<text:span text:style-name="T2">土間屋さん</text:span></text:p>
          </table:table-cell>
          <table:table-cell table:style-name="表34.C2" office:value-type="string">
            <text:list xml:id="list820923899600340762" text:style-name="L501">
              <text:list-item>
                <text:p text:style-name="P517"/>
              </text:list-item>
            </text:list>
          </table:table-cell>
        </table:table-row>
        <table:table-row>
          <table:table-cell table:style-name="表34.B2" office:value-type="string">
            <text:p text:style-name="P8"/>
          </table:table-cell>
          <table:table-cell table:style-name="表34.B2" office:value-type="string">
            <text:p text:style-name="P8">他職：<text:span text:style-name="T2">大工さん</text:span></text:p>
          </table:table-cell>
          <table:table-cell table:style-name="表34.C2" office:value-type="string">
            <text:list xml:id="list7676582228964189760" text:style-name="L502">
              <text:list-item>
                <text:p text:style-name="P518"/>
              </text:list-item>
            </text:list>
          </table:table-cell>
        </table:table-row>
        <table:table-row>
          <table:table-cell table:style-name="表34.A2" office:value-type="float" office:value="7">
            <text:p text:style-name="P8">7</text:p>
          </table:table-cell>
          <table:table-cell table:style-name="表34.B2" office:value-type="string">
            <text:p text:style-name="P8">監督さん</text:p>
          </table:table-cell>
          <table:table-cell table:style-name="表34.C2" office:value-type="string">
            <text:list xml:id="list1689259923068010643" text:style-name="L503">
              <text:list-item>
                <text:p text:style-name="P519"/>
              </text:list-item>
            </text:list>
          </table:table-cell>
        </table:table-row>
        <table:table-row>
          <table:table-cell table:style-name="表34.A2" office:value-type="float" office:value="8">
            <text:p text:style-name="P8">8</text:p>
          </table:table-cell>
          <table:table-cell table:style-name="表34.B2" office:value-type="string">
            <text:p text:style-name="P8">発注者の方</text:p>
          </table:table-cell>
          <table:table-cell table:style-name="表34.C2" office:value-type="string">
            <text:list xml:id="list7758474560992661620" text:style-name="L504">
              <text:list-item>
                <text:p text:style-name="P520"/>
              </text:list-item>
            </text:list>
          </table:table-cell>
        </table:table-row>
        <table:table-row>
          <table:table-cell table:style-name="表34.A2">
            <text:p text:style-name="P8"/>
          </table:table-cell>
          <table:table-cell table:style-name="表34.B2" office:value-type="string">
            <text:p text:style-name="P9">東和からの同僚</text:p>
          </table:table-cell>
          <table:table-cell table:style-name="表34.C2" office:value-type="string">
            <text:list xml:id="list1442413081921184076" text:style-name="L505">
              <text:list-item>
                <text:p text:style-name="P521"/>
              </text:list-item>
            </text:list>
          </table:table-cell>
        </table:table-row>
        <table:table-row>
          <table:table-cell table:style-name="表34.A2" office:value-type="float" office:value="9">
            <text:p text:style-name="P8">9</text:p>
          </table:table-cell>
          <table:table-cell table:style-name="表34.B2" office:value-type="string">
            <text:p text:style-name="P8">現場見取り図</text:p>
          </table:table-cell>
          <table:table-cell table:style-name="表34.C2" office:value-type="string">
            <text:p text:style-name="P12"/>
          </table:table-cell>
        </table:table-row>
        <table:table-row>
          <table:table-cell table:style-name="表34.A2" office:value-type="float" office:value="10">
            <text:p text:style-name="P8">10</text:p>
          </table:table-cell>
          <table:table-cell table:style-name="表34.B2" office:value-type="string">
            <text:p text:style-name="P9">段取り</text:p>
          </table:table-cell>
          <table:table-cell table:style-name="表34.C2" office:value-type="string">
            <text:list xml:id="list7236285585034484935" text:style-name="L506">
              <text:list-item>
                <text:p text:style-name="P522"/>
              </text:list-item>
            </text:list>
          </table:table-cell>
        </table:table-row>
        <table:table-row>
          <table:table-cell table:style-name="表34.A2">
            <text:p text:style-name="P8"/>
          </table:table-cell>
          <table:table-cell table:style-name="表34.B2" office:value-type="string">
            <text:p text:style-name="P9">行き帰りでの出来事、<text:soft-page-break/>見聞</text:p>
          </table:table-cell>
          <table:table-cell table:style-name="表34.C2" office:value-type="string">
            <text:list xml:id="list641136291217717682" text:style-name="L507">
              <text:list-item>
                <text:p text:style-name="P523"/>
              </text:list-item>
            </text:list>
          </table:table-cell>
        </table:table-row>
        <table:table-row>
          <table:table-cell table:style-name="表34.A2">
            <text:p text:style-name="P8"/>
          </table:table-cell>
          <table:table-cell table:style-name="表34.B2" office:value-type="string">
            <text:p text:style-name="P9">周囲の事物</text:p>
          </table:table-cell>
          <table:table-cell table:style-name="表34.C2" office:value-type="string">
            <text:list xml:id="list9172630856495972264" text:style-name="L508">
              <text:list-item>
                <text:p text:style-name="P524"/>
              </text:list-item>
            </text:list>
          </table:table-cell>
        </table:table-row>
        <table:table-row>
          <table:table-cell table:style-name="表34.A2" office:value-type="float" office:value="11">
            <text:p text:style-name="P8">11</text:p>
          </table:table-cell>
          <table:table-cell table:style-name="表34.B2" office:value-type="string">
            <text:p text:style-name="P9">その他</text:p>
          </table:table-cell>
          <table:table-cell table:style-name="表34.C2" office:value-type="string">
            <text:list xml:id="list8487986426686526305" text:style-name="L509">
              <text:list-item>
                <text:p text:style-name="P525"/>
              </text:list-item>
            </text:list>
          </table:table-cell>
        </table:table-row>
        <table:table-row>
          <table:table-cell table:style-name="表34.A2" office:value-type="float" office:value="12">
            <text:p text:style-name="P8">12</text:p>
          </table:table-cell>
          <table:table-cell table:style-name="表34.B2" office:value-type="string">
            <text:p text:style-name="P9">やってもらったこと</text:p>
          </table:table-cell>
          <table:table-cell table:style-name="表34.C2" office:value-type="string">
            <text:list xml:id="list2506293108790547754" text:style-name="L510">
              <text:list-item>
                <text:p text:style-name="P526"/>
              </text:list-item>
            </text:list>
          </table:table-cell>
        </table:table-row>
        <table:table-row>
          <table:table-cell table:style-name="表34.A2">
            <text:p text:style-name="P8"/>
          </table:table-cell>
          <table:table-cell table:style-name="表34.B2" office:value-type="string">
            <text:p text:style-name="P9">危険予知、危険感知</text:p>
          </table:table-cell>
          <table:table-cell table:style-name="表34.C2" office:value-type="string">
            <text:list xml:id="list5717315990152549630" text:style-name="L511">
              <text:list-item>
                <text:p text:style-name="P527"/>
              </text:list-item>
            </text:list>
          </table:table-cell>
        </table:table-row>
      </table:table>
      <text:p text:style-name="P13"/>
      <text:p text:style-name="P4">[/ XXXX] </text:p>
      <text:p text:style-name="P5"/>
      <text:p text:style-name="P5"/>
      <text:p text:style-name="P5"/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2268526" text:continue-list="list32284959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860642284727884375" text:style-name="L479">
              <text:list-item>
                <text:p text:style-name="P49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6458149969819751182" text:style-name="L480">
              <text:list-item>
                <text:p text:style-name="P49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<text:soft-page-break/>人</text:p>
          </table:table-cell>
          <table:table-cell table:style-name="表13.C2" office:value-type="string">
            <text:list xml:id="list5505132799874242021" text:style-name="L481">
              <text:list-item>
                <text:p text:style-name="P499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5041125535204595910" text:style-name="L482">
              <text:list-item>
                <text:p text:style-name="P500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1296871297444490497" text:style-name="L483">
              <text:list-item>
                <text:p text:style-name="P50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4745551490724412353" text:style-name="L484">
              <text:list-item>
                <text:p text:style-name="P50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8121439258142309022" text:style-name="L485">
              <text:list-item>
                <text:p text:style-name="P50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3983123266341348563" text:style-name="L486">
              <text:list-item>
                <text:p text:style-name="P50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3320411897711515070" text:style-name="L487">
              <text:list-item>
                <text:p text:style-name="P50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3968943724221887213" text:style-name="L488">
              <text:list-item>
                <text:p text:style-name="P50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9153557633688776458" text:style-name="L489">
              <text:list-item>
                <text:p text:style-name="P50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3746832841227449659" text:style-name="L490">
              <text:list-item>
                <text:p text:style-name="P50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5389429143455106696" text:style-name="L491">
              <text:list-item>
                <text:p text:style-name="P50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8820782190276556432" text:style-name="L492">
              <text:list-item>
                <text:p text:style-name="P51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6055174237326468093" text:style-name="L493">
              <text:list-item>
                <text:p text:style-name="P511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><text:soft-page-break/></text:p>
      <text:p text:style-name="P6">--------------------------------------------------------- [STEPS : start] 20191117_134922</text:p>
      <text:list xml:id="list8515332796110575262" text:style-name="L494">
        <text:list-item>
          <text:p text:style-name="P533">start apps</text:p>
          <text:list>
            <text:list-item>
              <text:p text:style-name="P533">doc (this)</text:p>
            </text:list-item>
            <text:list-item>
              <text:p text:style-name="P533">folder : C:\WORKS_2\WS\WS_Others.miscs\misc_files</text:p>
            </text:list-item>
            <text:list-item>
              <text:p text:style-name="P533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2287124" text:continue-numbering="true" text:style-name="L494">
        <text:list-item>
          <text:list>
            <text:list-item>
              <text:p text:style-name="P533"/>
              <text:list>
                <text:list-item>
                  <text:p text:style-name="P533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5482253575113772759" text:style-name="L495">
        <text:list-item>
          <text:p text:style-name="P531">close</text:p>
          <text:list>
            <text:list-item>
              <text:p text:style-name="P531">image file</text:p>
            </text:list-item>
            <text:list-item>
              <text:p text:style-name="P531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4"/>
          </table:table-cell>
        </table:table-row>
      </table:table>
      <text:list xml:id="list32292872" text:continue-numbering="true" text:style-name="L495">
        <text:list-item>
          <text:list>
            <text:list-item>
              <text:p text:style-name="P531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531">folder : C:\WORKS_2\WS\WS_Others.miscs\misc_files</text:p>
            </text:list-item>
            <text:list-item>
              <text:p text:style-name="P531">this</text:p>
            </text:list-item>
          </text:list>
        </text:list-item>
        <text:list-item>
          <text:p text:style-name="P531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batch\end_diary_towa.bat</text:p>
          </table:table-cell>
        </table:table-row>
        <table:table-row>
          <table:table-cell table:style-name="表276.A3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ext:soft-page-break/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2297556" text:continue-numbering="true" text:style-name="L495">
        <text:list-item>
          <text:p text:style-name="P17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5"><text:line-break/><text:span text:style-name="T2">宮前平　　　　溝の口</text:span></text:p>
      <text:p text:style-name="P16">　　　　　　　旗の台</text:p>
      <text:p text:style-name="P16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ucida grande" svg:font-family="'lucida grande', verdana, helvetica, arial, sans-serif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7-31T12:04:41.36</dc:date>
    <dc:creator>iwabuchi ken</dc:creator>
    <meta:editing-duration>P3DT1H10M43S</meta:editing-duration>
    <meta:editing-cycles>428</meta:editing-cycles>
    <meta:generator>OpenOffice/4.1.3$Win32 OpenOffice.org_project/413m1$Build-9783</meta:generator>
    <meta:document-statistic meta:table-count="35" meta:image-count="0" meta:object-count="0" meta:page-count="59" meta:paragraph-count="1762" meta:word-count="23284" meta:character-count="32586"/>
  </office:meta>
</office:document-meta>
</file>